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109" table:default-cell-style-name="Default"/>
        <table:table-row table:style-name="ro1">
          <table:table-cell table:style-name="ce1" office:value-type="percentage" office:value="0">
            <text:p>0,00%</text:p>
          </table:table-cell>
          <table:table-cell table:number-columns-repeated="108"/>
        </table:table-row>
        <table:table-row table:style-name="ro1">
          <table:table-cell office:value-type="string">
            <text:p>Rout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Travel time 10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01">
            <text:p>101</text:p>
          </table:table-cell>
          <table:table-cell office:value-type="float" office:value="52">
            <text:p>52</text:p>
          </table:table-cell>
          <table:table-cell office:value-type="float" office:value="152">
            <text:p>152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140">
            <text:p>140</text:p>
          </table:table-cell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161">
            <text:p>161</text:p>
          </table:table-cell>
          <table:table-cell office:value-type="float" office:value="142">
            <text:p>142</text:p>
          </table:table-cell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  <table:table-cell office:value-type="float" office:value="345">
            <text:p>345</text:p>
          </table:table-cell>
          <table:table-cell office:value-type="float" office:value="131">
            <text:p>131</text:p>
          </table:table-cell>
          <table:table-cell office:value-type="float" office:value="134">
            <text:p>134</text:p>
          </table:table-cell>
          <table:table-cell office:value-type="float" office:value="167">
            <text:p>167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office:value-type="float" office:value="295">
            <text:p>295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116">
            <text:p>116</text:p>
          </table:table-cell>
          <table:table-cell office:value-type="float" office:value="263">
            <text:p>263</text:p>
          </table:table-cell>
          <table:table-cell office:value-type="float" office:value="86">
            <text:p>86</text:p>
          </table:table-cell>
          <table:table-cell office:value-type="float" office:value="183">
            <text:p>183</text:p>
          </table:table-cell>
          <table:table-cell office:value-type="float" office:value="42">
            <text:p>42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44">
            <text:p>144</text:p>
          </table:table-cell>
          <table:table-cell office:value-type="float" office:value="212">
            <text:p>212</text:p>
          </table:table-cell>
          <table:table-cell office:value-type="float" office:value="77">
            <text:p>77</text:p>
          </table:table-cell>
          <table:table-cell office:value-type="float" office:value="127">
            <text:p>127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207">
            <text:p>207</text:p>
          </table:table-cell>
          <table:table-cell office:value-type="float" office:value="46">
            <text:p>46</text:p>
          </table:table-cell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51">
            <text:p>151</text:p>
          </table:table-cell>
          <table:table-cell office:value-type="float" office:value="191">
            <text:p>191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  <table:table-cell office:value-type="float" office:value="182">
            <text:p>182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269">
            <text:p>269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227">
            <text:p>227</text:p>
          </table:table-cell>
          <table:table-cell office:value-type="float" office:value="118">
            <text:p>118</text:p>
          </table:table-cell>
          <table:table-cell office:value-type="float" office:value="338">
            <text:p>338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179">
            <text:p>179</text:p>
          </table:table-cell>
          <table:table-cell office:value-type="float" office:value="172">
            <text:p>172</text:p>
          </table:table-cell>
          <table:table-cell office:value-type="float" office:value="62">
            <text:p>62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494">
            <text:p>494</text:p>
          </table:table-cell>
          <table:table-cell office:value-type="float" office:value="123">
            <text:p>123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86">
            <text:p>186</text:p>
          </table:table-cell>
          <table:table-cell office:value-type="float" office:value="149">
            <text:p>149</text:p>
          </table:table-cell>
          <table:table-cell office:value-type="float" office:value="197">
            <text:p>197</text:p>
          </table:table-cell>
          <table:table-cell office:value-type="float" office:value="33">
            <text:p>33</text:p>
          </table:table-cell>
          <table:table-cell office:value-type="float" office:value="127">
            <text:p>127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  <table:table-cell office:value-type="float" office:value="60">
            <text:p>60</text:p>
          </table:table-cell>
          <table:table-cell office:value-type="float" office:value="193">
            <text:p>193</text:p>
          </table:table-cell>
          <table:table-cell office:value-type="float" office:value="113">
            <text:p>113</text:p>
          </table:table-cell>
          <table:table-cell office:value-type="float" office:value="173">
            <text:p>173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Fuel 0</text:p>
          </table:table-cell>
          <table:table-cell office:value-type="float" office:value="45.0871741069">
            <text:p>45,0871741069</text:p>
          </table:table-cell>
          <table:table-cell office:value-type="float" office:value="44.2270378208">
            <text:p>44,2270378208</text:p>
          </table:table-cell>
          <table:table-cell office:value-type="float" office:value="96.5821807524">
            <text:p>96,5821807524</text:p>
          </table:table-cell>
          <table:table-cell office:value-type="float" office:value="49.5909576948">
            <text:p>49,5909576948</text:p>
          </table:table-cell>
          <table:table-cell office:value-type="float" office:value="140.385501334">
            <text:p>140,385501334</text:p>
          </table:table-cell>
          <table:table-cell office:value-type="float" office:value="79.3959200112">
            <text:p>79,3959200112</text:p>
          </table:table-cell>
          <table:table-cell office:value-type="float" office:value="119.834210053">
            <text:p>119,834210053</text:p>
          </table:table-cell>
          <table:table-cell office:value-type="float" office:value="69.9462329652">
            <text:p>69,9462329652</text:p>
          </table:table-cell>
          <table:table-cell office:value-type="float" office:value="115.244471794">
            <text:p>115,244471794</text:p>
          </table:table-cell>
          <table:table-cell office:value-type="float" office:value="39.8027704929">
            <text:p>39,8027704929</text:p>
          </table:table-cell>
          <table:table-cell office:value-type="float" office:value="83.3144417578">
            <text:p>83,3144417578</text:p>
          </table:table-cell>
          <table:table-cell office:value-type="float" office:value="40.9706655917">
            <text:p>40,9706655917</text:p>
          </table:table-cell>
          <table:table-cell office:value-type="float" office:value="90.8592005614">
            <text:p>90,8592005614</text:p>
          </table:table-cell>
          <table:table-cell office:value-type="float" office:value="75.6758452583">
            <text:p>75,6758452583</text:p>
          </table:table-cell>
          <table:table-cell office:value-type="float" office:value="49.387821581">
            <text:p>49,387821581</text:p>
          </table:table-cell>
          <table:table-cell office:value-type="float" office:value="108.965076965">
            <text:p>108,965076965</text:p>
          </table:table-cell>
          <table:table-cell office:value-type="float" office:value="80.1621455661">
            <text:p>80,1621455661</text:p>
          </table:table-cell>
          <table:table-cell office:value-type="float" office:value="129.071030556">
            <text:p>129,071030556</text:p>
          </table:table-cell>
          <table:table-cell office:value-type="float" office:value="112.092778541">
            <text:p>112,092778541</text:p>
          </table:table-cell>
          <table:table-cell office:value-type="float" office:value="45.2686324274">
            <text:p>45,2686324274</text:p>
          </table:table-cell>
          <table:table-cell office:value-type="float" office:value="162.6292859">
            <text:p>162,6292859</text:p>
          </table:table-cell>
          <table:table-cell office:value-type="float" office:value="100.72077384">
            <text:p>100,72077384</text:p>
          </table:table-cell>
          <table:table-cell office:value-type="float" office:value="122.802024192">
            <text:p>122,802024192</text:p>
          </table:table-cell>
          <table:table-cell office:value-type="float" office:value="115.099896092">
            <text:p>115,099896092</text:p>
          </table:table-cell>
          <table:table-cell office:value-type="float" office:value="55.0553987035">
            <text:p>55,0553987035</text:p>
          </table:table-cell>
          <table:table-cell office:value-type="float" office:value="75.5234562524">
            <text:p>75,5234562524</text:p>
          </table:table-cell>
          <table:table-cell office:value-type="float" office:value="80.9368289042">
            <text:p>80,9368289042</text:p>
          </table:table-cell>
          <table:table-cell office:value-type="float" office:value="130.602395273">
            <text:p>130,602395273</text:p>
          </table:table-cell>
          <table:table-cell office:value-type="float" office:value="98.286690655">
            <text:p>98,286690655</text:p>
          </table:table-cell>
          <table:table-cell office:value-type="float" office:value="103.906147537">
            <text:p>103,906147537</text:p>
          </table:table-cell>
          <table:table-cell office:value-type="float" office:value="143.20946986">
            <text:p>143,20946986</text:p>
          </table:table-cell>
          <table:table-cell office:value-type="float" office:value="49.5918392186">
            <text:p>49,5918392186</text:p>
          </table:table-cell>
          <table:table-cell office:value-type="float" office:value="115.949514447">
            <text:p>115,949514447</text:p>
          </table:table-cell>
          <table:table-cell office:value-type="float" office:value="144.761419502">
            <text:p>144,761419502</text:p>
          </table:table-cell>
          <table:table-cell office:value-type="float" office:value="46.1620536923">
            <text:p>46,1620536923</text:p>
          </table:table-cell>
          <table:table-cell office:value-type="float" office:value="180.026455026">
            <text:p>180,026455026</text:p>
          </table:table-cell>
          <table:table-cell office:value-type="float" office:value="41.220539974">
            <text:p>41,220539974</text:p>
          </table:table-cell>
          <table:table-cell office:value-type="float" office:value="98.8004954338">
            <text:p>98,8004954338</text:p>
          </table:table-cell>
          <table:table-cell office:value-type="float" office:value="68.8589421583">
            <text:p>68,8589421583</text:p>
          </table:table-cell>
          <table:table-cell office:value-type="float" office:value="53.8631232105">
            <text:p>53,8631232105</text:p>
          </table:table-cell>
          <table:table-cell office:value-type="float" office:value="54.353244797">
            <text:p>54,353244797</text:p>
          </table:table-cell>
          <table:table-cell office:value-type="float" office:value="119.901049036">
            <text:p>119,901049036</text:p>
          </table:table-cell>
          <table:table-cell office:value-type="float" office:value="157.783296419">
            <text:p>157,783296419</text:p>
          </table:table-cell>
          <table:table-cell office:value-type="float" office:value="74.6756637461">
            <text:p>74,6756637461</text:p>
          </table:table-cell>
          <table:table-cell office:value-type="float" office:value="108.61883898">
            <text:p>108,61883898</text:p>
          </table:table-cell>
          <table:table-cell office:value-type="float" office:value="43.3840267635">
            <text:p>43,3840267635</text:p>
          </table:table-cell>
          <table:table-cell office:value-type="float" office:value="128.16094532">
            <text:p>128,16094532</text:p>
          </table:table-cell>
          <table:table-cell office:value-type="float" office:value="109.43695089">
            <text:p>109,43695089</text:p>
          </table:table-cell>
          <table:table-cell office:value-type="float" office:value="106.320742269">
            <text:p>106,320742269</text:p>
          </table:table-cell>
          <table:table-cell office:value-type="float" office:value="117.989874626">
            <text:p>117,989874626</text:p>
          </table:table-cell>
          <table:table-cell office:value-type="float" office:value="103.659214954">
            <text:p>103,659214954</text:p>
          </table:table-cell>
          <table:table-cell office:value-type="float" office:value="116.996081695">
            <text:p>116,996081695</text:p>
          </table:table-cell>
          <table:table-cell office:value-type="float" office:value="97.3477525332">
            <text:p>97,3477525332</text:p>
          </table:table-cell>
          <table:table-cell office:value-type="float" office:value="48.5548890023">
            <text:p>48,5548890023</text:p>
          </table:table-cell>
          <table:table-cell office:value-type="float" office:value="49.6996121052">
            <text:p>49,6996121052</text:p>
          </table:table-cell>
          <table:table-cell office:value-type="float" office:value="80.3146035522">
            <text:p>80,3146035522</text:p>
          </table:table-cell>
          <table:table-cell office:value-type="float" office:value="158.3027512">
            <text:p>158,3027512</text:p>
          </table:table-cell>
          <table:table-cell office:value-type="float" office:value="64.7297316907">
            <text:p>64,7297316907</text:p>
          </table:table-cell>
          <table:table-cell office:value-type="float" office:value="144.372828686">
            <text:p>144,372828686</text:p>
          </table:table-cell>
          <table:table-cell office:value-type="float" office:value="122.839552569">
            <text:p>122,839552569</text:p>
          </table:table-cell>
          <table:table-cell office:value-type="float" office:value="88.1482016202">
            <text:p>88,1482016202</text:p>
          </table:table-cell>
          <table:table-cell office:value-type="float" office:value="132.633509677">
            <text:p>132,633509677</text:p>
          </table:table-cell>
          <table:table-cell office:value-type="float" office:value="96.5320556451">
            <text:p>96,5320556451</text:p>
          </table:table-cell>
          <table:table-cell office:value-type="float" office:value="46.4848021071">
            <text:p>46,4848021071</text:p>
          </table:table-cell>
          <table:table-cell office:value-type="float" office:value="142.227772493">
            <text:p>142,227772493</text:p>
          </table:table-cell>
          <table:table-cell office:value-type="float" office:value="43.3917684255">
            <text:p>43,3917684255</text:p>
          </table:table-cell>
          <table:table-cell office:value-type="float" office:value="114.132256498">
            <text:p>114,132256498</text:p>
          </table:table-cell>
          <table:table-cell office:value-type="float" office:value="113.901886767">
            <text:p>113,901886767</text:p>
          </table:table-cell>
          <table:table-cell office:value-type="float" office:value="74.9702573537">
            <text:p>74,9702573537</text:p>
          </table:table-cell>
          <table:table-cell office:value-type="float" office:value="81.0113103358">
            <text:p>81,0113103358</text:p>
          </table:table-cell>
          <table:table-cell office:value-type="float" office:value="155.101725569">
            <text:p>155,101725569</text:p>
          </table:table-cell>
          <table:table-cell office:value-type="float" office:value="111.065448958">
            <text:p>111,065448958</text:p>
          </table:table-cell>
          <table:table-cell office:value-type="float" office:value="88.1932841747">
            <text:p>88,1932841747</text:p>
          </table:table-cell>
          <table:table-cell office:value-type="float" office:value="53.0579018826">
            <text:p>53,0579018826</text:p>
          </table:table-cell>
          <table:table-cell office:value-type="float" office:value="89.9854195789">
            <text:p>89,9854195789</text:p>
          </table:table-cell>
          <table:table-cell office:value-type="float" office:value="77.097621506">
            <text:p>77,097621506</text:p>
          </table:table-cell>
          <table:table-cell office:value-type="float" office:value="183.571058091">
            <text:p>183,571058091</text:p>
          </table:table-cell>
          <table:table-cell office:value-type="float" office:value="138.384892835">
            <text:p>138,384892835</text:p>
          </table:table-cell>
          <table:table-cell office:value-type="float" office:value="185.871033968">
            <text:p>185,871033968</text:p>
          </table:table-cell>
          <table:table-cell office:value-type="float" office:value="41.5343695038">
            <text:p>41,5343695038</text:p>
          </table:table-cell>
          <table:table-cell office:value-type="float" office:value="115.969920513">
            <text:p>115,969920513</text:p>
          </table:table-cell>
          <table:table-cell office:value-type="float" office:value="72.5261702101">
            <text:p>72,5261702101</text:p>
          </table:table-cell>
          <table:table-cell office:value-type="float" office:value="86.8921166328">
            <text:p>86,8921166328</text:p>
          </table:table-cell>
          <table:table-cell office:value-type="float" office:value="79.8881854365">
            <text:p>79,8881854365</text:p>
          </table:table-cell>
          <table:table-cell office:value-type="float" office:value="155.84985449">
            <text:p>155,84985449</text:p>
          </table:table-cell>
          <table:table-cell office:value-type="float" office:value="114.941966461">
            <text:p>114,941966461</text:p>
          </table:table-cell>
          <table:table-cell office:value-type="float" office:value="65.9338089857">
            <text:p>65,9338089857</text:p>
          </table:table-cell>
          <table:table-cell office:value-type="float" office:value="92.1302514833">
            <text:p>92,1302514833</text:p>
          </table:table-cell>
          <table:table-cell office:value-type="float" office:value="71.2777967431">
            <text:p>71,2777967431</text:p>
          </table:table-cell>
          <table:table-cell office:value-type="float" office:value="47.0809459343">
            <text:p>47,0809459343</text:p>
          </table:table-cell>
          <table:table-cell office:value-type="float" office:value="51.409538947">
            <text:p>51,409538947</text:p>
          </table:table-cell>
          <table:table-cell office:value-type="float" office:value="181.841975218">
            <text:p>181,841975218</text:p>
          </table:table-cell>
          <table:table-cell office:value-type="float" office:value="127.53443645">
            <text:p>127,53443645</text:p>
          </table:table-cell>
          <table:table-cell office:value-type="float" office:value="75.32214876">
            <text:p>75,32214876</text:p>
          </table:table-cell>
          <table:table-cell office:value-type="float" office:value="79.2736896909">
            <text:p>79,2736896909</text:p>
          </table:table-cell>
          <table:table-cell office:value-type="float" office:value="137.851946285">
            <text:p>137,851946285</text:p>
          </table:table-cell>
          <table:table-cell office:value-type="float" office:value="121.640022907">
            <text:p>121,640022907</text:p>
          </table:table-cell>
          <table:table-cell office:value-type="float" office:value="136.628796406">
            <text:p>136,628796406</text:p>
          </table:table-cell>
          <table:table-cell office:value-type="float" office:value="57.4770063645">
            <text:p>57,4770063645</text:p>
          </table:table-cell>
          <table:table-cell office:value-type="float" office:value="115.630751379">
            <text:p>115,630751379</text:p>
          </table:table-cell>
          <table:table-cell office:value-type="float" office:value="129.76517986">
            <text:p>129,76517986</text:p>
          </table:table-cell>
          <table:table-cell office:value-type="float" office:value="119.193288384">
            <text:p>119,193288384</text:p>
          </table:table-cell>
          <table:table-cell office:value-type="float" office:value="53.7319651615">
            <text:p>53,7319651615</text:p>
          </table:table-cell>
          <table:table-cell office:value-type="float" office:value="79.4064721959">
            <text:p>79,4064721959</text:p>
          </table:table-cell>
          <table:table-cell office:value-type="float" office:value="86.5628736119">
            <text:p>86,5628736119</text:p>
          </table:table-cell>
          <table:table-cell office:value-type="float" office:value="131.341428665">
            <text:p>131,341428665</text:p>
          </table:table-cell>
          <table:table-cell office:value-type="float" office:value="55.8722894045">
            <text:p>55,8722894045</text:p>
          </table:table-cell>
          <table:table-cell office:value-type="float" office:value="73.3290316622">
            <text:p>73,3290316622</text:p>
          </table:table-cell>
        </table:table-row>
        <table:table-row table:style-name="ro1" table:number-rows-repeated="2">
          <table:table-cell table:number-columns-repeated="109"/>
        </table:table-row>
        <table:table-row table:style-name="ro1">
          <table:table-cell table:style-name="ce1" office:value-type="percentage" office:value="1">
            <text:p>100,00%</text:p>
          </table:table-cell>
          <table:table-cell table:number-columns-repeated="108"/>
        </table:table-row>
        <table:table-row table:style-name="ro1">
          <table:table-cell office:value-type="string">
            <text:p>Rout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Travel time 10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 office:value-type="float" office:value="55">
            <text:p>55</text:p>
          </table:table-cell>
          <table:table-cell office:value-type="float" office:value="191">
            <text:p>191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205">
            <text:p>205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float" office:value="142">
            <text:p>142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286">
            <text:p>286</text:p>
          </table:table-cell>
          <table:table-cell office:value-type="float" office:value="132">
            <text:p>132</text:p>
          </table:table-cell>
          <table:table-cell office:value-type="float" office:value="135">
            <text:p>135</text:p>
          </table:table-cell>
          <table:table-cell office:value-type="float" office:value="165">
            <text:p>16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office:value-type="float" office:value="205">
            <text:p>205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office:value-type="float" office:value="112">
            <text:p>112</text:p>
          </table:table-cell>
          <table:table-cell office:value-type="float" office:value="168">
            <text:p>168</text:p>
          </table:table-cell>
          <table:table-cell office:value-type="float" office:value="81">
            <text:p>81</text:p>
          </table:table-cell>
          <table:table-cell office:value-type="float" office:value="191">
            <text:p>191</text:p>
          </table:table-cell>
          <table:table-cell office:value-type="float" office:value="45">
            <text:p>45</text:p>
          </table:table-cell>
          <table:table-cell office:value-type="float" office:value="153">
            <text:p>153</text:p>
          </table:table-cell>
          <table:table-cell office:value-type="float" office:value="118">
            <text:p>118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32">
            <text:p>132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office:value-type="float" office:value="102">
            <text:p>102</text:p>
          </table:table-cell>
          <table:table-cell office:value-type="float" office:value="202">
            <text:p>202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66">
            <text:p>66</text:p>
          </table:table-cell>
          <table:table-cell office:value-type="float" office:value="101">
            <text:p>101</text:p>
          </table:table-cell>
          <table:table-cell office:value-type="float" office:value="171">
            <text:p>171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230">
            <text:p>230</text:p>
          </table:table-cell>
          <table:table-cell office:value-type="float" office:value="119">
            <text:p>119</text:p>
          </table:table-cell>
          <table:table-cell office:value-type="float" office:value="147">
            <text:p>147</text:p>
          </table:table-cell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164">
            <text:p>164</text:p>
          </table:table-cell>
          <table:table-cell office:value-type="float" office:value="51">
            <text:p>51</text:p>
          </table:table-cell>
          <table:table-cell office:value-type="float" office:value="111">
            <text:p>111</text:p>
          </table:table-cell>
          <table:table-cell office:value-type="float" office:value="157">
            <text:p>157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247">
            <text:p>247</text:p>
          </table:table-cell>
          <table:table-cell office:value-type="float" office:value="128">
            <text:p>128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89">
            <text:p>189</text:p>
          </table:table-cell>
          <table:table-cell office:value-type="float" office:value="149">
            <text:p>149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130">
            <text:p>130</text:p>
          </table:table-cell>
          <table:table-cell office:value-type="float" office:value="94">
            <text:p>94</text:p>
          </table:table-cell>
          <table:table-cell office:value-type="float" office:value="164">
            <text:p>164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float" office:value="111">
            <text:p>111</text:p>
          </table:table-cell>
          <table:table-cell office:value-type="float" office:value="176">
            <text:p>176</text:p>
          </table:table-cell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Fuel 100</text:p>
          </table:table-cell>
          <table:table-cell office:value-type="float" office:value="61.8354543536">
            <text:p>61,8354543536</text:p>
          </table:table-cell>
          <table:table-cell office:value-type="float" office:value="50.1367326351">
            <text:p>50,1367326351</text:p>
          </table:table-cell>
          <table:table-cell office:value-type="float" office:value="132.94722887">
            <text:p>132,94722887</text:p>
          </table:table-cell>
          <table:table-cell office:value-type="float" office:value="77.6682269833">
            <text:p>77,6682269833</text:p>
          </table:table-cell>
          <table:table-cell office:value-type="float" office:value="195.530003691">
            <text:p>195,530003691</text:p>
          </table:table-cell>
          <table:table-cell office:value-type="float" office:value="106.8481315">
            <text:p>106,8481315</text:p>
          </table:table-cell>
          <table:table-cell office:value-type="float" office:value="127.613528615">
            <text:p>127,613528615</text:p>
          </table:table-cell>
          <table:table-cell office:value-type="float" office:value="120.014389476">
            <text:p>120,014389476</text:p>
          </table:table-cell>
          <table:table-cell office:value-type="float" office:value="156.412118173">
            <text:p>156,412118173</text:p>
          </table:table-cell>
          <table:table-cell office:value-type="float" office:value="66.3918931874">
            <text:p>66,3918931874</text:p>
          </table:table-cell>
          <table:table-cell office:value-type="float" office:value="105.898534239">
            <text:p>105,898534239</text:p>
          </table:table-cell>
          <table:table-cell office:value-type="float" office:value="76.5728705976">
            <text:p>76,5728705976</text:p>
          </table:table-cell>
          <table:table-cell office:value-type="float" office:value="128.620813081">
            <text:p>128,620813081</text:p>
          </table:table-cell>
          <table:table-cell office:value-type="float" office:value="120.85055236">
            <text:p>120,85055236</text:p>
          </table:table-cell>
          <table:table-cell office:value-type="float" office:value="66.1214748886">
            <text:p>66,1214748886</text:p>
          </table:table-cell>
          <table:table-cell office:value-type="float" office:value="119.884902507">
            <text:p>119,884902507</text:p>
          </table:table-cell>
          <table:table-cell office:value-type="float" office:value="102.969103983">
            <text:p>102,969103983</text:p>
          </table:table-cell>
          <table:table-cell office:value-type="float" office:value="197.6698817">
            <text:p>197,6698817</text:p>
          </table:table-cell>
          <table:table-cell office:value-type="float" office:value="133.599147124">
            <text:p>133,599147124</text:p>
          </table:table-cell>
          <table:table-cell office:value-type="float" office:value="59.3653114372">
            <text:p>59,3653114372</text:p>
          </table:table-cell>
          <table:table-cell office:value-type="float" office:value="207.718952717">
            <text:p>207,718952717</text:p>
          </table:table-cell>
          <table:table-cell office:value-type="float" office:value="147.556975559">
            <text:p>147,556975559</text:p>
          </table:table-cell>
          <table:table-cell office:value-type="float" office:value="173.110305803">
            <text:p>173,110305803</text:p>
          </table:table-cell>
          <table:table-cell office:value-type="float" office:value="199.849705635">
            <text:p>199,849705635</text:p>
          </table:table-cell>
          <table:table-cell office:value-type="float" office:value="68.6017321742">
            <text:p>68,6017321742</text:p>
          </table:table-cell>
          <table:table-cell office:value-type="float" office:value="123.233635643">
            <text:p>123,233635643</text:p>
          </table:table-cell>
          <table:table-cell office:value-type="float" office:value="106.785530878">
            <text:p>106,785530878</text:p>
          </table:table-cell>
          <table:table-cell office:value-type="float" office:value="180.325881271">
            <text:p>180,325881271</text:p>
          </table:table-cell>
          <table:table-cell office:value-type="float" office:value="174.333285988">
            <text:p>174,333285988</text:p>
          </table:table-cell>
          <table:table-cell office:value-type="float" office:value="178.816348812">
            <text:p>178,816348812</text:p>
          </table:table-cell>
          <table:table-cell office:value-type="float" office:value="192.68633965">
            <text:p>192,68633965</text:p>
          </table:table-cell>
          <table:table-cell office:value-type="float" office:value="89.9529826929">
            <text:p>89,9529826929</text:p>
          </table:table-cell>
          <table:table-cell office:value-type="float" office:value="141.132024592">
            <text:p>141,132024592</text:p>
          </table:table-cell>
          <table:table-cell office:value-type="float" office:value="142.373324814">
            <text:p>142,373324814</text:p>
          </table:table-cell>
          <table:table-cell office:value-type="float" office:value="58.4917007868">
            <text:p>58,4917007868</text:p>
          </table:table-cell>
          <table:table-cell office:value-type="float" office:value="235.528008315">
            <text:p>235,528008315</text:p>
          </table:table-cell>
          <table:table-cell office:value-type="float" office:value="66.4556843832">
            <text:p>66,4556843832</text:p>
          </table:table-cell>
          <table:table-cell office:value-type="float" office:value="135.261098998">
            <text:p>135,261098998</text:p>
          </table:table-cell>
          <table:table-cell office:value-type="float" office:value="86.2425412886">
            <text:p>86,2425412886</text:p>
          </table:table-cell>
          <table:table-cell office:value-type="float" office:value="90.3510620595">
            <text:p>90,3510620595</text:p>
          </table:table-cell>
          <table:table-cell office:value-type="float" office:value="83.1159916737">
            <text:p>83,1159916737</text:p>
          </table:table-cell>
          <table:table-cell office:value-type="float" office:value="138.965493853">
            <text:p>138,965493853</text:p>
          </table:table-cell>
          <table:table-cell office:value-type="float" office:value="176.805397839">
            <text:p>176,805397839</text:p>
          </table:table-cell>
          <table:table-cell office:value-type="float" office:value="128.259161558">
            <text:p>128,259161558</text:p>
          </table:table-cell>
          <table:table-cell office:value-type="float" office:value="156.808376865">
            <text:p>156,808376865</text:p>
          </table:table-cell>
          <table:table-cell office:value-type="float" office:value="69.3433929391">
            <text:p>69,3433929391</text:p>
          </table:table-cell>
          <table:table-cell office:value-type="float" office:value="188.32514925">
            <text:p>188,32514925</text:p>
          </table:table-cell>
          <table:table-cell office:value-type="float" office:value="174.45873208">
            <text:p>174,45873208</text:p>
          </table:table-cell>
          <table:table-cell office:value-type="float" office:value="160.05561548">
            <text:p>160,05561548</text:p>
          </table:table-cell>
          <table:table-cell office:value-type="float" office:value="105.603839396">
            <text:p>105,603839396</text:p>
          </table:table-cell>
          <table:table-cell office:value-type="float" office:value="197.601056612">
            <text:p>197,601056612</text:p>
          </table:table-cell>
          <table:table-cell office:value-type="float" office:value="175.305892679">
            <text:p>175,305892679</text:p>
          </table:table-cell>
          <table:table-cell office:value-type="float" office:value="104.380121922">
            <text:p>104,380121922</text:p>
          </table:table-cell>
          <table:table-cell office:value-type="float" office:value="51.5975480383">
            <text:p>51,5975480383</text:p>
          </table:table-cell>
          <table:table-cell office:value-type="float" office:value="81.2331287232">
            <text:p>81,2331287232</text:p>
          </table:table-cell>
          <table:table-cell office:value-type="float" office:value="122.491194338">
            <text:p>122,491194338</text:p>
          </table:table-cell>
          <table:table-cell office:value-type="float" office:value="230.861283709">
            <text:p>230,861283709</text:p>
          </table:table-cell>
          <table:table-cell office:value-type="float" office:value="84.4973063877">
            <text:p>84,4973063877</text:p>
          </table:table-cell>
          <table:table-cell office:value-type="float" office:value="216.620067882">
            <text:p>216,620067882</text:p>
          </table:table-cell>
          <table:table-cell office:value-type="float" office:value="130.227351592">
            <text:p>130,227351592</text:p>
          </table:table-cell>
          <table:table-cell office:value-type="float" office:value="111.289783481">
            <text:p>111,289783481</text:p>
          </table:table-cell>
          <table:table-cell office:value-type="float" office:value="181.446263143">
            <text:p>181,446263143</text:p>
          </table:table-cell>
          <table:table-cell office:value-type="float" office:value="157.735100739">
            <text:p>157,735100739</text:p>
          </table:table-cell>
          <table:table-cell office:value-type="float" office:value="58.8543092294">
            <text:p>58,8543092294</text:p>
          </table:table-cell>
          <table:table-cell office:value-type="float" office:value="179.506838503">
            <text:p>179,506838503</text:p>
          </table:table-cell>
          <table:table-cell office:value-type="float" office:value="65.9205388756">
            <text:p>65,9205388756</text:p>
          </table:table-cell>
          <table:table-cell office:value-type="float" office:value="131.207917871">
            <text:p>131,207917871</text:p>
          </table:table-cell>
          <table:table-cell office:value-type="float" office:value="160.585242356">
            <text:p>160,585242356</text:p>
          </table:table-cell>
          <table:table-cell office:value-type="float" office:value="117.717430672">
            <text:p>117,717430672</text:p>
          </table:table-cell>
          <table:table-cell office:value-type="float" office:value="124.037947299">
            <text:p>124,037947299</text:p>
          </table:table-cell>
          <table:table-cell office:value-type="float" office:value="191.444257716">
            <text:p>191,444257716</text:p>
          </table:table-cell>
          <table:table-cell office:value-type="float" office:value="187.899880428">
            <text:p>187,899880428</text:p>
          </table:table-cell>
          <table:table-cell office:value-type="float" office:value="155.187300401">
            <text:p>155,187300401</text:p>
          </table:table-cell>
          <table:table-cell office:value-type="float" office:value="81.8077674295">
            <text:p>81,8077674295</text:p>
          </table:table-cell>
          <table:table-cell office:value-type="float" office:value="122.784004217">
            <text:p>122,784004217</text:p>
          </table:table-cell>
          <table:table-cell office:value-type="float" office:value="127.895650331">
            <text:p>127,895650331</text:p>
          </table:table-cell>
          <table:table-cell office:value-type="float" office:value="227.070886695">
            <text:p>227,070886695</text:p>
          </table:table-cell>
          <table:table-cell office:value-type="float" office:value="171.27147921">
            <text:p>171,27147921</text:p>
          </table:table-cell>
          <table:table-cell office:value-type="float" office:value="208.826792572">
            <text:p>208,826792572</text:p>
          </table:table-cell>
          <table:table-cell office:value-type="float" office:value="58.9540539947">
            <text:p>58,9540539947</text:p>
          </table:table-cell>
          <table:table-cell office:value-type="float" office:value="174.921677589">
            <text:p>174,921677589</text:p>
          </table:table-cell>
          <table:table-cell office:value-type="float" office:value="94.798422719">
            <text:p>94,798422719</text:p>
          </table:table-cell>
          <table:table-cell office:value-type="float" office:value="178.379116968">
            <text:p>178,379116968</text:p>
          </table:table-cell>
          <table:table-cell office:value-type="float" office:value="100.755322309">
            <text:p>100,755322309</text:p>
          </table:table-cell>
          <table:table-cell office:value-type="float" office:value="235.456435333">
            <text:p>235,456435333</text:p>
          </table:table-cell>
          <table:table-cell office:value-type="float" office:value="167.956849573">
            <text:p>167,956849573</text:p>
          </table:table-cell>
          <table:table-cell office:value-type="float" office:value="154.255665683">
            <text:p>154,255665683</text:p>
          </table:table-cell>
          <table:table-cell office:value-type="float" office:value="132.458254884">
            <text:p>132,458254884</text:p>
          </table:table-cell>
          <table:table-cell office:value-type="float" office:value="126.714134745">
            <text:p>126,714134745</text:p>
          </table:table-cell>
          <table:table-cell office:value-type="float" office:value="70.0636042599">
            <text:p>70,0636042599</text:p>
          </table:table-cell>
          <table:table-cell office:value-type="float" office:value="68.2348226791">
            <text:p>68,2348226791</text:p>
          </table:table-cell>
          <table:table-cell office:value-type="float" office:value="200.902068602">
            <text:p>200,902068602</text:p>
          </table:table-cell>
          <table:table-cell office:value-type="float" office:value="183.78639942">
            <text:p>183,78639942</text:p>
          </table:table-cell>
          <table:table-cell office:value-type="float" office:value="108.811810063">
            <text:p>108,811810063</text:p>
          </table:table-cell>
          <table:table-cell office:value-type="float" office:value="157.572409173">
            <text:p>157,572409173</text:p>
          </table:table-cell>
          <table:table-cell office:value-type="float" office:value="226.75489758">
            <text:p>226,75489758</text:p>
          </table:table-cell>
          <table:table-cell office:value-type="float" office:value="182.540802052">
            <text:p>182,540802052</text:p>
          </table:table-cell>
          <table:table-cell office:value-type="float" office:value="183.962002887">
            <text:p>183,962002887</text:p>
          </table:table-cell>
          <table:table-cell office:value-type="float" office:value="88.3807568545">
            <text:p>88,3807568545</text:p>
          </table:table-cell>
          <table:table-cell office:value-type="float" office:value="185.005577371">
            <text:p>185,005577371</text:p>
          </table:table-cell>
          <table:table-cell office:value-type="float" office:value="115.407729225">
            <text:p>115,407729225</text:p>
          </table:table-cell>
          <table:table-cell office:value-type="float" office:value="180.661367695">
            <text:p>180,661367695</text:p>
          </table:table-cell>
          <table:table-cell office:value-type="float" office:value="86.3437058926">
            <text:p>86,3437058926</text:p>
          </table:table-cell>
          <table:table-cell office:value-type="float" office:value="95.2385593327">
            <text:p>95,2385593327</text:p>
          </table:table-cell>
          <table:table-cell office:value-type="float" office:value="109.629211921">
            <text:p>109,629211921</text:p>
          </table:table-cell>
          <table:table-cell office:value-type="float" office:value="211.382704272">
            <text:p>211,382704272</text:p>
          </table:table-cell>
          <table:table-cell office:value-type="float" office:value="105.183959426">
            <text:p>105,183959426</text:p>
          </table:table-cell>
          <table:table-cell office:value-type="float" office:value="106.414870215">
            <text:p>106,414870215</text:p>
          </table:table-cell>
        </table:table-row>
        <table:table-row table:style-name="ro1" table:number-rows-repeated="2">
          <table:table-cell table:number-columns-repeated="109"/>
        </table:table-row>
        <table:table-row table:style-name="ro1">
          <table:table-cell office:value-type="string">
            <text:p>Averages</text:p>
          </table:table-cell>
          <table:table-cell office:value-type="string">
            <text:p>Fuel</text:p>
          </table:table-cell>
          <table:table-cell office:value-type="string">
            <text:p>Time</text:p>
          </table:table-cell>
          <table:table-cell table:number-columns-repeated="106"/>
        </table:table-row>
        <table:table-row table:style-name="ro1">
          <table:table-cell office:value-type="float" office:value="0">
            <text:p>0</text:p>
          </table:table-cell>
          <table:table-cell table:formula="of:=AVERAGE([.B4:.DE4])" office:value-type="float" office:value="96.1566012200768">
            <text:p>96,1566012201</text:p>
          </table:table-cell>
          <table:table-cell table:formula="of:=AVERAGE([.B3:.DE3])" office:value-type="float" office:value="113.712962962963">
            <text:p>113,712962963</text:p>
          </table:table-cell>
          <table:table-cell table:number-columns-repeated="106"/>
        </table:table-row>
        <table:table-row table:style-name="ro1">
          <table:table-cell office:value-type="float" office:value="100">
            <text:p>100</text:p>
          </table:table-cell>
          <table:table-cell table:formula="of:=AVERAGE([.B10:.DE10])" office:value-type="float" office:value="135.516019520056">
            <text:p>135,5160195201</text:p>
          </table:table-cell>
          <table:table-cell table:formula="of:=AVERAGE([.B9:.DE9])" office:value-type="float" office:value="111.037037037037">
            <text:p>111,037037037</text:p>
          </table:table-cell>
          <table:table-cell table:number-columns-repeated="106"/>
        </table:table-row>
      </table:table>
      <table:table table:name="Fuel" table:style-name="ta1">
        <table:shapes>
          <draw:frame draw:z-index="0" draw:style-name="gr1" svg:width="34.785cm" svg:height="8.999cm" svg:x="0.001cm" svg:y="0.001cm">
            <draw:object draw:notify-on-update-of-ranges="Sheet1.B2:Sheet1.DE2 Sheet1.A4:Sheet1.A4 Sheet1.B4:Sheet1.DE4 Sheet1.A10:Sheet1.A10 Sheet1.B10:Sheet1.D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ime" table:style-name="ta1">
        <table:shapes>
          <draw:frame draw:z-index="0" draw:style-name="gr1" svg:width="34.785cm" svg:height="8.999cm" svg:x="0.001cm" svg:y="0.001cm">
            <draw:object draw:notify-on-update-of-ranges="Sheet1.B2:Sheet1.DE2 Sheet1.A3:Sheet1.A3 Sheet1.B3:Sheet1.DE3 Sheet1.A9:Sheet1.A9 Sheet1.B9:Sheet1.DE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ute</text:p>
          </table:table-cell>
          <table:table-cell office:value-type="string">
            <text:p>Time</text:p>
          </table:table-cell>
          <table:table-cell office:value-type="string">
            <text:p>Fuel</text:p>
          </table:table-cell>
          <table:table-cell office:value-type="string">
            <text:p>Route</text:p>
          </table:table-cell>
          <table:table-cell office:value-type="string">
            <text:p>Time</text:p>
          </table:table-cell>
          <table:table-cell office:value-type="string">
            <text:p>Fuel</text:p>
          </table:table-cell>
          <table:table-cell/>
          <table:table-cell table:formula="of:=AVERAGE([.C3:.C110])" office:value-type="float" office:value="94.4673352392676">
            <text:p>94,4673352393</text:p>
          </table:table-cell>
          <table:table-cell table:formula="of:=AVERAGE([.F3:.F110])" office:value-type="float" office:value="130.954545792202">
            <text:p>130,95454579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05.3299986">
            <text:p>105,3299986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47.043269318">
            <text:p>147,04326931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9.1540675624">
            <text:p>29,154067562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.1147652269">
            <text:p>41,114765226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4.2270378208">
            <text:p>44,227037820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4.0003930118">
            <text:p>54,000393011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117.57663699">
            <text:p>117,57663699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136.70846851">
            <text:p>136,7084685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office:value-type="float" office:value="177.059311722">
            <text:p>177,059311722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office:value-type="float" office:value="154.174397468">
            <text:p>154,1743974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8.9835341912">
            <text:p>48,9835341912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79.8881991915">
            <text:p>79,888199191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2">
            <text:p>132</text:p>
          </table:table-cell>
          <table:table-cell office:value-type="float" office:value="125.069978013">
            <text:p>125,069978013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  <table:table-cell office:value-type="float" office:value="169.072483544">
            <text:p>169,07248354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75.5702826446">
            <text:p>75,5702826446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97.7930157567">
            <text:p>97,793015756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office:value-type="float" office:value="61.1801622797">
            <text:p>61,1801622797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100.261566525">
            <text:p>100,26156652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77.995731144">
            <text:p>77,995731144</text:p>
          </table:table-cell>
          <table:table-cell office:value-type="float" office:value="9">
            <text:p>9</text:p>
          </table:table-cell>
          <table:table-cell office:value-type="float" office:value="137">
            <text:p>137</text:p>
          </table:table-cell>
          <table:table-cell office:value-type="float" office:value="126.55349572">
            <text:p>126,5534957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66.306490741">
            <text:p>66,30649074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89.1481745685">
            <text:p>89,148174568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7">
            <text:p>137</text:p>
          </table:table-cell>
          <table:table-cell office:value-type="float" office:value="131.279679221">
            <text:p>131,279679221</text:p>
          </table:table-cell>
          <table:table-cell office:value-type="float" office:value="11">
            <text:p>11</text:p>
          </table:table-cell>
          <table:table-cell office:value-type="float" office:value="143">
            <text:p>143</text:p>
          </table:table-cell>
          <table:table-cell office:value-type="float" office:value="165.099255826">
            <text:p>165,09925582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69.3987183569">
            <text:p>69,3987183569</text:p>
          </table:table-cell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float" office:value="108.162058304">
            <text:p>108,16205830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float" office:value="57.2555323312">
            <text:p>57,2555323312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93.3816310272">
            <text:p>93,381631027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100.184874298">
            <text:p>100,184874298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111.288728205">
            <text:p>111,28872820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37.9274086289">
            <text:p>37,9274086289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54.7254445887">
            <text:p>54,725444588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1.5269538882">
            <text:p>61,526953888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114.756339979">
            <text:p>114,756339979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  <table:table-cell office:value-type="float" office:value="67.9385958962">
            <text:p>67,9385958962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103.039735619">
            <text:p>103,039735619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7">
            <text:p>87</text:p>
          </table:table-cell>
          <table:table-cell office:value-type="float" office:value="67.629393908">
            <text:p>67,629393908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105.258686907">
            <text:p>105,25868690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1">
            <text:p>161</text:p>
          </table:table-cell>
          <table:table-cell office:value-type="float" office:value="113.201003647">
            <text:p>113,201003647</text:p>
          </table:table-cell>
          <table:table-cell office:value-type="float" office:value="19">
            <text:p>19</text:p>
          </table:table-cell>
          <table:table-cell office:value-type="float" office:value="160">
            <text:p>160</text:p>
          </table:table-cell>
          <table:table-cell office:value-type="float" office:value="186.621750455">
            <text:p>186,62175045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14.307152522">
            <text:p>114,30715252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35.21439399">
            <text:p>135,21439399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1">
            <text:p>101</text:p>
          </table:table-cell>
          <table:table-cell office:value-type="float" office:value="56.3093479951">
            <text:p>56,3093479951</text:p>
          </table:table-cell>
          <table:table-cell office:value-type="float" office:value="21">
            <text:p>21</text:p>
          </table:table-cell>
          <table:table-cell office:value-type="float" office:value="106">
            <text:p>106</text:p>
          </table:table-cell>
          <table:table-cell office:value-type="float" office:value="82.3977861638">
            <text:p>82,397786163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3">
            <text:p>213</text:p>
          </table:table-cell>
          <table:table-cell office:value-type="float" office:value="153.465755467">
            <text:p>153,465755467</text:p>
          </table:table-cell>
          <table:table-cell office:value-type="float" office:value="22">
            <text:p>22</text:p>
          </table:table-cell>
          <table:table-cell office:value-type="float" office:value="153">
            <text:p>153</text:p>
          </table:table-cell>
          <table:table-cell office:value-type="float" office:value="175.035347487">
            <text:p>175,03534748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87.2987318073">
            <text:p>87,2987318073</text:p>
          </table:table-cell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 office:value-type="float" office:value="119.034528593">
            <text:p>119,03452859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7">
            <text:p>137</text:p>
          </table:table-cell>
          <table:table-cell office:value-type="float" office:value="118.667053406">
            <text:p>118,667053406</text:p>
          </table:table-cell>
          <table:table-cell office:value-type="float" office:value="24">
            <text:p>24</text:p>
          </table:table-cell>
          <table:table-cell office:value-type="float" office:value="129">
            <text:p>129</text:p>
          </table:table-cell>
          <table:table-cell office:value-type="float" office:value="177.721957839">
            <text:p>177,72195783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78.4439655361">
            <text:p>78,4439655361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22.107464103">
            <text:p>122,107464103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  <table:table-cell office:value-type="float" office:value="48.139737483">
            <text:p>48,139737483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71.0781617065">
            <text:p>71,078161706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96.3696804146">
            <text:p>96,3696804146</text:p>
          </table:table-cell>
          <table:table-cell office:value-type="float" office:value="27">
            <text:p>27</text:p>
          </table:table-cell>
          <table:table-cell office:value-type="float" office:value="143">
            <text:p>143</text:p>
          </table:table-cell>
          <table:table-cell office:value-type="float" office:value="137.268952309">
            <text:p>137,26895230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80.1591770055">
            <text:p>80,1591770055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114.517791218">
            <text:p>114,51779121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0">
            <text:p>110</text:p>
          </table:table-cell>
          <table:table-cell office:value-type="float" office:value="133.309055349">
            <text:p>133,309055349</text:p>
          </table:table-cell>
          <table:table-cell office:value-type="float" office:value="29">
            <text:p>29</text:p>
          </table:table-cell>
          <table:table-cell office:value-type="float" office:value="131">
            <text:p>131</text:p>
          </table:table-cell>
          <table:table-cell office:value-type="float" office:value="141.31252079">
            <text:p>141,3125207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109.037195815">
            <text:p>109,037195815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151.463115799">
            <text:p>151,463115799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47">
            <text:p>347</text:p>
          </table:table-cell>
          <table:table-cell office:value-type="float" office:value="120.488628973">
            <text:p>120,488628973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78.4935362729">
            <text:p>78,493536272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9">
            <text:p>179</text:p>
          </table:table-cell>
          <table:table-cell office:value-type="float" office:value="106.754163162">
            <text:p>106,754163162</text:p>
          </table:table-cell>
          <table:table-cell office:value-type="float" office:value="32">
            <text:p>32</text:p>
          </table:table-cell>
          <table:table-cell office:value-type="float" office:value="179">
            <text:p>179</text:p>
          </table:table-cell>
          <table:table-cell office:value-type="float" office:value="185.647050033">
            <text:p>185,647050033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53.1248825959">
            <text:p>53,1248825959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92.6031810723">
            <text:p>92,6031810723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3">
            <text:p>113</text:p>
          </table:table-cell>
          <table:table-cell office:value-type="float" office:value="126.916312466">
            <text:p>126,916312466</text:p>
          </table:table-cell>
          <table:table-cell office:value-type="float" office:value="34">
            <text:p>34</text:p>
          </table:table-cell>
          <table:table-cell office:value-type="float" office:value="121">
            <text:p>121</text:p>
          </table:table-cell>
          <table:table-cell office:value-type="float" office:value="178.314901786">
            <text:p>178,314901786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114.418090653">
            <text:p>114,418090653</text:p>
          </table:table-cell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133.069411396">
            <text:p>133,069411396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41.4490019468">
            <text:p>41,4490019468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54.8125432586">
            <text:p>54,812543258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0">
            <text:p>280</text:p>
          </table:table-cell>
          <table:table-cell office:value-type="float" office:value="180.209158561">
            <text:p>180,209158561</text:p>
          </table:table-cell>
          <table:table-cell office:value-type="float" office:value="37">
            <text:p>37</text:p>
          </table:table-cell>
          <table:table-cell office:value-type="float" office:value="281">
            <text:p>281</text:p>
          </table:table-cell>
          <table:table-cell office:value-type="float" office:value="246.440908495">
            <text:p>246,440908495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41.3348181733">
            <text:p>41,3348181733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66.6968680198">
            <text:p>66,6968680198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office:value-type="float" office:value="125.705971274">
            <text:p>125,705971274</text:p>
          </table:table-cell>
          <table:table-cell office:value-type="float" office:value="39">
            <text:p>39</text:p>
          </table:table-cell>
          <table:table-cell office:value-type="float" office:value="166">
            <text:p>166</text:p>
          </table:table-cell>
          <table:table-cell office:value-type="float" office:value="201.584162305">
            <text:p>201,58416230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51.3662017673">
            <text:p>51,3662017673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83.3087752368">
            <text:p>83,3087752368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49">
            <text:p>349</text:p>
          </table:table-cell>
          <table:table-cell office:value-type="float" office:value="124.132879124">
            <text:p>124,132879124</text:p>
          </table:table-cell>
          <table:table-cell office:value-type="float" office:value="41">
            <text:p>41</text:p>
          </table:table-cell>
          <table:table-cell office:value-type="float" office:value="176">
            <text:p>176</text:p>
          </table:table-cell>
          <table:table-cell office:value-type="float" office:value="135.73915177">
            <text:p>135,73915177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41.8647101243">
            <text:p>41,8647101243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71.0134457383">
            <text:p>71,0134457383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3">
            <text:p>73</text:p>
          </table:table-cell>
          <table:table-cell office:value-type="float" office:value="68.9356226091">
            <text:p>68,9356226091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3.8696285653">
            <text:p>83,8696285653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7.1480609774">
            <text:p>87,1480609774</text:p>
          </table:table-cell>
          <table:table-cell office:value-type="float" office:value="44">
            <text:p>44</text:p>
          </table:table-cell>
          <table:table-cell office:value-type="float" office:value="104">
            <text:p>104</text:p>
          </table:table-cell>
          <table:table-cell office:value-type="float" office:value="132.287080917">
            <text:p>132,287080917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 office:value-type="float" office:value="131.949364822">
            <text:p>131,949364822</text:p>
          </table:table-cell>
          <table:table-cell office:value-type="float" office:value="45">
            <text:p>45</text:p>
          </table:table-cell>
          <table:table-cell office:value-type="float" office:value="138">
            <text:p>138</text:p>
          </table:table-cell>
          <table:table-cell office:value-type="float" office:value="165.630467924">
            <text:p>165,630467924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3">
            <text:p>113</text:p>
          </table:table-cell>
          <table:table-cell office:value-type="float" office:value="133.969991499">
            <text:p>133,969991499</text:p>
          </table:table-cell>
          <table:table-cell office:value-type="float" office:value="46">
            <text:p>46</text:p>
          </table:table-cell>
          <table:table-cell office:value-type="float" office:value="115">
            <text:p>115</text:p>
          </table:table-cell>
          <table:table-cell office:value-type="float" office:value="184.50746136">
            <text:p>184,5074613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0">
            <text:p>140</text:p>
          </table:table-cell>
          <table:table-cell office:value-type="float" office:value="108.234169665">
            <text:p>108,234169665</text:p>
          </table:table-cell>
          <table:table-cell office:value-type="float" office:value="47">
            <text:p>47</text:p>
          </table:table-cell>
          <table:table-cell office:value-type="float" office:value="144">
            <text:p>144</text:p>
          </table:table-cell>
          <table:table-cell office:value-type="float" office:value="146.218526093">
            <text:p>146,218526093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95">
            <text:p>395</text:p>
          </table:table-cell>
          <table:table-cell office:value-type="float" office:value="174.448517463">
            <text:p>174,448517463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66.6156016529">
            <text:p>66,6156016529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office:value-type="float" office:value="113.162273389">
            <text:p>113,162273389</text:p>
          </table:table-cell>
          <table:table-cell office:value-type="float" office:value="49">
            <text:p>49</text:p>
          </table:table-cell>
          <table:table-cell office:value-type="float" office:value="152">
            <text:p>152</text:p>
          </table:table-cell>
          <table:table-cell office:value-type="float" office:value="179.184757406">
            <text:p>179,184757406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103.418430086">
            <text:p>103,418430086</text:p>
          </table:table-cell>
          <table:table-cell office:value-type="float" office:value="50">
            <text:p>50</text:p>
          </table:table-cell>
          <table:table-cell office:value-type="float" office:value="137">
            <text:p>137</text:p>
          </table:table-cell>
          <table:table-cell office:value-type="float" office:value="172.027280492">
            <text:p>172,02728049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5">
            <text:p>95</text:p>
          </table:table-cell>
          <table:table-cell office:value-type="float" office:value="96.0224644686">
            <text:p>96,0224644686</text:p>
          </table:table-cell>
          <table:table-cell office:value-type="float" office:value="51">
            <text:p>51</text:p>
          </table:table-cell>
          <table:table-cell office:value-type="float" office:value="138">
            <text:p>138</text:p>
          </table:table-cell>
          <table:table-cell office:value-type="float" office:value="159.609426996">
            <text:p>159,609426996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30">
            <text:p>130</text:p>
          </table:table-cell>
          <table:table-cell office:value-type="float" office:value="70.4850901487">
            <text:p>70,4850901487</text:p>
          </table:table-cell>
          <table:table-cell office:value-type="float" office:value="52">
            <text:p>52</text:p>
          </table:table-cell>
          <table:table-cell office:value-type="float" office:value="173">
            <text:p>173</text:p>
          </table:table-cell>
          <table:table-cell office:value-type="float" office:value="119.492129595">
            <text:p>119,492129595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2">
            <text:p>152</text:p>
          </table:table-cell>
          <table:table-cell office:value-type="float" office:value="119.702576007">
            <text:p>119,702576007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132.633561654">
            <text:p>132,633561654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6">
            <text:p>126</text:p>
          </table:table-cell>
          <table:table-cell office:value-type="float" office:value="103.880339887">
            <text:p>103,880339887</text:p>
          </table:table-cell>
          <table:table-cell office:value-type="float" office:value="54">
            <text:p>54</text:p>
          </table:table-cell>
          <table:table-cell office:value-type="float" office:value="127">
            <text:p>127</text:p>
          </table:table-cell>
          <table:table-cell office:value-type="float" office:value="137.230379794">
            <text:p>137,230379794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56">
            <text:p>156</text:p>
          </table:table-cell>
          <table:table-cell office:value-type="float" office:value="127.594157481">
            <text:p>127,594157481</text:p>
          </table:table-cell>
          <table:table-cell office:value-type="float" office:value="55">
            <text:p>55</text:p>
          </table:table-cell>
          <table:table-cell office:value-type="float" office:value="156">
            <text:p>156</text:p>
          </table:table-cell>
          <table:table-cell office:value-type="float" office:value="189.011181044">
            <text:p>189,011181044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48.6963240016">
            <text:p>48,6963240016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71.3256059219">
            <text:p>71,3256059219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45.5508380835">
            <text:p>45,5508380835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62.0115388427">
            <text:p>62,0115388427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4">
            <text:p>124</text:p>
          </table:table-cell>
          <table:table-cell office:value-type="float" office:value="97.4656140274">
            <text:p>97,4656140274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float" office:value="147.040798153">
            <text:p>147,040798153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77">
            <text:p>277</text:p>
          </table:table-cell>
          <table:table-cell office:value-type="float" office:value="167.800651053">
            <text:p>167,800651053</text:p>
          </table:table-cell>
          <table:table-cell office:value-type="float" office:value="59">
            <text:p>59</text:p>
          </table:table-cell>
          <table:table-cell office:value-type="float" office:value="171">
            <text:p>171</text:p>
          </table:table-cell>
          <table:table-cell office:value-type="float" office:value="190.751795816">
            <text:p>190,75179581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95">
            <text:p>195</text:p>
          </table:table-cell>
          <table:table-cell office:value-type="float" office:value="122.31682835">
            <text:p>122,31682835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185.447536408">
            <text:p>185,447536408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112.785920608">
            <text:p>112,785920608</text:p>
          </table:table-cell>
          <table:table-cell office:value-type="float" office:value="61">
            <text:p>61</text:p>
          </table:table-cell>
          <table:table-cell office:value-type="float" office:value="125">
            <text:p>125</text:p>
          </table:table-cell>
          <table:table-cell office:value-type="float" office:value="164.122288717">
            <text:p>164,122288717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44">
            <text:p>144</text:p>
          </table:table-cell>
          <table:table-cell office:value-type="float" office:value="83.8622952506">
            <text:p>83,8622952506</text:p>
          </table:table-cell>
          <table:table-cell office:value-type="float" office:value="62">
            <text:p>62</text:p>
          </table:table-cell>
          <table:table-cell office:value-type="float" office:value="145">
            <text:p>145</text:p>
          </table:table-cell>
          <table:table-cell office:value-type="float" office:value="115.710217668">
            <text:p>115,710217668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8">
            <text:p>108</text:p>
          </table:table-cell>
          <table:table-cell office:value-type="float" office:value="124.680186246">
            <text:p>124,680186246</text:p>
          </table:table-cell>
          <table:table-cell office:value-type="float" office:value="63">
            <text:p>63</text:p>
          </table:table-cell>
          <table:table-cell office:value-type="float" office:value="96">
            <text:p>96</text:p>
          </table:table-cell>
          <table:table-cell office:value-type="float" office:value="223.383342488">
            <text:p>223,383342488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1">
            <text:p>121</text:p>
          </table:table-cell>
          <table:table-cell office:value-type="float" office:value="100.983640733">
            <text:p>100,983640733</text:p>
          </table:table-cell>
          <table:table-cell office:value-type="float" office:value="64">
            <text:p>64</text:p>
          </table:table-cell>
          <table:table-cell office:value-type="float" office:value="122">
            <text:p>122</text:p>
          </table:table-cell>
          <table:table-cell office:value-type="float" office:value="146.39782162">
            <text:p>146,39782162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46.4848021071">
            <text:p>46,4848021071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61.9017662562">
            <text:p>61,9017662562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60">
            <text:p>160</text:p>
          </table:table-cell>
          <table:table-cell office:value-type="float" office:value="116.278120498">
            <text:p>116,278120498</text:p>
          </table:table-cell>
          <table:table-cell office:value-type="float" office:value="66">
            <text:p>66</text:p>
          </table:table-cell>
          <table:table-cell office:value-type="float" office:value="168">
            <text:p>168</text:p>
          </table:table-cell>
          <table:table-cell office:value-type="float" office:value="191.054043639">
            <text:p>191,054043639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66.1982303397">
            <text:p>66,1982303397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89.9633218033">
            <text:p>89,9633218033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75.931558198">
            <text:p>75,931558198</text:p>
          </table:table-cell>
          <table:table-cell office:value-type="float" office:value="68">
            <text:p>68</text:p>
          </table:table-cell>
          <table:table-cell office:value-type="float" office:value="98">
            <text:p>98</text:p>
          </table:table-cell>
          <table:table-cell office:value-type="float" office:value="137.217969707">
            <text:p>137,217969707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0">
            <text:p>140</text:p>
          </table:table-cell>
          <table:table-cell office:value-type="float" office:value="108.34065818">
            <text:p>108,34065818</text:p>
          </table:table-cell>
          <table:table-cell office:value-type="float" office:value="69">
            <text:p>69</text:p>
          </table:table-cell>
          <table:table-cell office:value-type="float" office:value="140">
            <text:p>140</text:p>
          </table:table-cell>
          <table:table-cell office:value-type="float" office:value="144.184520759">
            <text:p>144,184520759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85.4834094402">
            <text:p>85,4834094402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128.915000732">
            <text:p>128,915000732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9">
            <text:p>109</text:p>
          </table:table-cell>
          <table:table-cell office:value-type="float" office:value="94.9201078512">
            <text:p>94,9201078512</text:p>
          </table:table-cell>
          <table:table-cell office:value-type="float" office:value="71">
            <text:p>71</text:p>
          </table:table-cell>
          <table:table-cell office:value-type="float" office:value="108">
            <text:p>108</text:p>
          </table:table-cell>
          <table:table-cell office:value-type="float" office:value="143.292387503">
            <text:p>143,292387503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52">
            <text:p>152</text:p>
          </table:table-cell>
          <table:table-cell office:value-type="float" office:value="132.221433001">
            <text:p>132,221433001</text:p>
          </table:table-cell>
          <table:table-cell office:value-type="float" office:value="72">
            <text:p>72</text:p>
          </table:table-cell>
          <table:table-cell office:value-type="float" office:value="228">
            <text:p>228</text:p>
          </table:table-cell>
          <table:table-cell office:value-type="float" office:value="236.395681063">
            <text:p>236,39568106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35">
            <text:p>135</text:p>
          </table:table-cell>
          <table:table-cell office:value-type="float" office:value="118.586802712">
            <text:p>118,586802712</text:p>
          </table:table-cell>
          <table:table-cell office:value-type="float" office:value="73">
            <text:p>73</text:p>
          </table:table-cell>
          <table:table-cell office:value-type="float" office:value="150">
            <text:p>150</text:p>
          </table:table-cell>
          <table:table-cell office:value-type="float" office:value="168.190466984">
            <text:p>168,190466984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83.2553591329">
            <text:p>83,2553591329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126.293136851">
            <text:p>126,293136851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51.5850096187">
            <text:p>51,5850096187</text:p>
          </table:table-cell>
          <table:table-cell office:value-type="float" office:value="75">
            <text:p>75</text:p>
          </table:table-cell>
          <table:table-cell office:value-type="float" office:value="26">
            <text:p>26</text:p>
          </table:table-cell>
          <table:table-cell office:value-type="float" office:value="85.7838301564">
            <text:p>85,7838301564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29">
            <text:p>129</text:p>
          </table:table-cell>
          <table:table-cell office:value-type="float" office:value="97.0318223076">
            <text:p>97,0318223076</text:p>
          </table:table-cell>
          <table:table-cell office:value-type="float" office:value="76">
            <text:p>76</text:p>
          </table:table-cell>
          <table:table-cell office:value-type="float" office:value="137">
            <text:p>137</text:p>
          </table:table-cell>
          <table:table-cell office:value-type="float" office:value="143.332716279">
            <text:p>143,332716279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48">
            <text:p>148</text:p>
          </table:table-cell>
          <table:table-cell office:value-type="float" office:value="89.5965991529">
            <text:p>89,5965991529</text:p>
          </table:table-cell>
          <table:table-cell office:value-type="float" office:value="77">
            <text:p>77</text:p>
          </table:table-cell>
          <table:table-cell office:value-type="float" office:value="151">
            <text:p>151</text:p>
          </table:table-cell>
          <table:table-cell office:value-type="float" office:value="135.478678391">
            <text:p>135,47867839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 office:value-type="float" office:value="133.950499999">
            <text:p>133,950499999</text:p>
          </table:table-cell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 office:value-type="float" office:value="188.018305336">
            <text:p>188,018305336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office:value-type="float" office:value="34.1740168775">
            <text:p>34,1740168775</text:p>
          </table:table-cell>
          <table:table-cell office:value-type="float" office:value="79">
            <text:p>79</text:p>
          </table:table-cell>
          <table:table-cell office:value-type="float" office:value="25">
            <text:p>25</text:p>
          </table:table-cell>
          <table:table-cell office:value-type="float" office:value="46.6913854478">
            <text:p>46,6913854478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167.709067755">
            <text:p>167,709067755</text:p>
          </table:table-cell>
          <table:table-cell office:value-type="float" office:value="80">
            <text:p>80</text:p>
          </table:table-cell>
          <table:table-cell office:value-type="float" office:value="239">
            <text:p>239</text:p>
          </table:table-cell>
          <table:table-cell office:value-type="float" office:value="227.06689785">
            <text:p>227,06689785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75.3448432025">
            <text:p>75,3448432025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106.563693306">
            <text:p>106,563693306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61.1588298692">
            <text:p>61,1588298692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92.2935938112">
            <text:p>92,2935938112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70.436479082">
            <text:p>70,436479082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123.831387286">
            <text:p>123,831387286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64.5912563041">
            <text:p>64,5912563041</text:p>
          </table:table-cell>
          <table:table-cell office:value-type="float" office:value="84">
            <text:p>84</text:p>
          </table:table-cell>
          <table:table-cell office:value-type="float" office:value="49">
            <text:p>49</text:p>
          </table:table-cell>
          <table:table-cell office:value-type="float" office:value="89.6436794838">
            <text:p>89,6436794838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10">
            <text:p>210</text:p>
          </table:table-cell>
          <table:table-cell office:value-type="float" office:value="168.137688893">
            <text:p>168,137688893</text:p>
          </table:table-cell>
          <table:table-cell office:value-type="float" office:value="85">
            <text:p>85</text:p>
          </table:table-cell>
          <table:table-cell office:value-type="float" office:value="204">
            <text:p>204</text:p>
          </table:table-cell>
          <table:table-cell office:value-type="float" office:value="210.198064668">
            <text:p>210,198064668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11">
            <text:p>111</text:p>
          </table:table-cell>
          <table:table-cell office:value-type="float" office:value="147.80960569">
            <text:p>147,80960569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141.125778351">
            <text:p>141,125778351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5.2320206786">
            <text:p>75,2320206786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94.9013262619">
            <text:p>94,9013262619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78.8550274952">
            <text:p>78,8550274952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122.467654103">
            <text:p>122,467654103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  <table:table-cell office:value-type="float" office:value="69.071683833">
            <text:p>69,071683833</text:p>
          </table:table-cell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  <table:table-cell office:value-type="float" office:value="93.6736431981">
            <text:p>93,6736431981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56.9684080754">
            <text:p>56,9684080754</text:p>
          </table:table-cell>
          <table:table-cell office:value-type="float" office:value="90">
            <text:p>90</text:p>
          </table:table-cell>
          <table:table-cell office:value-type="float" office:value="38">
            <text:p>38</text:p>
          </table:table-cell>
          <table:table-cell office:value-type="float" office:value="70.9776434045">
            <text:p>70,9776434045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1">
            <text:p>181</text:p>
          </table:table-cell>
          <table:table-cell office:value-type="float" office:value="126.697598549">
            <text:p>126,697598549</text:p>
          </table:table-cell>
          <table:table-cell office:value-type="float" office:value="91">
            <text:p>91</text:p>
          </table:table-cell>
          <table:table-cell office:value-type="float" office:value="184">
            <text:p>184</text:p>
          </table:table-cell>
          <table:table-cell office:value-type="float" office:value="125.334668594">
            <text:p>125,334668594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5">
            <text:p>175</text:p>
          </table:table-cell>
          <table:table-cell office:value-type="float" office:value="122.091548005">
            <text:p>122,091548005</text:p>
          </table:table-cell>
          <table:table-cell office:value-type="float" office:value="92">
            <text:p>92</text:p>
          </table:table-cell>
          <table:table-cell office:value-type="float" office:value="156">
            <text:p>156</text:p>
          </table:table-cell>
          <table:table-cell office:value-type="float" office:value="166.582724737">
            <text:p>166,582724737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office:value-type="float" office:value="111.089590178">
            <text:p>111,089590178</text:p>
          </table:table-cell>
          <table:table-cell office:value-type="float" office:value="93">
            <text:p>93</text:p>
          </table:table-cell>
          <table:table-cell office:value-type="float" office:value="119">
            <text:p>119</text:p>
          </table:table-cell>
          <table:table-cell office:value-type="float" office:value="163.284849273">
            <text:p>163,284849273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76.1227861397">
            <text:p>76,1227861397</text:p>
          </table:table-cell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float" office:value="99.0573519425">
            <text:p>99,0573519425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101.052435822">
            <text:p>101,052435822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152.522303136">
            <text:p>152,522303136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47">
            <text:p>147</text:p>
          </table:table-cell>
          <table:table-cell office:value-type="float" office:value="130.403254832">
            <text:p>130,403254832</text:p>
          </table:table-cell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  <table:table-cell office:value-type="float" office:value="178.60436603">
            <text:p>178,60436603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  <table:table-cell office:value-type="float" office:value="107.864653411">
            <text:p>107,864653411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office:value-type="float" office:value="166.045187723">
            <text:p>166,045187723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7">
            <text:p>167</text:p>
          </table:table-cell>
          <table:table-cell office:value-type="float" office:value="100.253554474">
            <text:p>100,253554474</text:p>
          </table:table-cell>
          <table:table-cell office:value-type="float" office:value="98">
            <text:p>98</text:p>
          </table:table-cell>
          <table:table-cell office:value-type="float" office:value="163">
            <text:p>163</text:p>
          </table:table-cell>
          <table:table-cell office:value-type="float" office:value="165.834452721">
            <text:p>165,834452721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7">
            <text:p>87</text:p>
          </table:table-cell>
          <table:table-cell office:value-type="float" office:value="76.778773012">
            <text:p>76,778773012</text:p>
          </table:table-cell>
          <table:table-cell office:value-type="float" office:value="99">
            <text:p>99</text:p>
          </table:table-cell>
          <table:table-cell office:value-type="float" office:value="161">
            <text:p>161</text:p>
          </table:table-cell>
          <table:table-cell office:value-type="float" office:value="130.020415187">
            <text:p>130,020415187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131.701723334">
            <text:p>131,701723334</text:p>
          </table:table-cell>
          <table:table-cell office:value-type="float" office:value="100">
            <text:p>100</text:p>
          </table:table-cell>
          <table:table-cell office:value-type="float" office:value="191">
            <text:p>191</text:p>
          </table:table-cell>
          <table:table-cell office:value-type="float" office:value="203.231431049">
            <text:p>203,231431049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5">
            <text:p>55</text:p>
          </table:table-cell>
          <table:table-cell office:value-type="float" office:value="85.3946821009">
            <text:p>85,3946821009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  <table:table-cell office:value-type="float" office:value="160.593106542">
            <text:p>160,593106542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6">
            <text:p>66</text:p>
          </table:table-cell>
          <table:table-cell office:value-type="float" office:value="98.8004954338">
            <text:p>98,8004954338</text:p>
          </table:table-cell>
          <table:table-cell office:value-type="float" office:value="102">
            <text:p>102</text:p>
          </table:table-cell>
          <table:table-cell office:value-type="float" office:value="125">
            <text:p>125</text:p>
          </table:table-cell>
          <table:table-cell office:value-type="float" office:value="151.648182316">
            <text:p>151,648182316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68">
            <text:p>68</text:p>
          </table:table-cell>
          <table:table-cell office:value-type="float" office:value="73.768626319">
            <text:p>73,768626319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85.2394986678">
            <text:p>85,2394986678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6">
            <text:p>66</text:p>
          </table:table-cell>
          <table:table-cell office:value-type="float" office:value="61.0225716766">
            <text:p>61,0225716766</text:p>
          </table:table-cell>
          <table:table-cell office:value-type="float" office:value="104">
            <text:p>104</text:p>
          </table:table-cell>
          <table:table-cell office:value-type="float" office:value="67">
            <text:p>67</text:p>
          </table:table-cell>
          <table:table-cell office:value-type="float" office:value="92.1868549842">
            <text:p>92,1868549842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1">
            <text:p>91</text:p>
          </table:table-cell>
          <table:table-cell office:value-type="float" office:value="70.9136010443">
            <text:p>70,9136010443</text:p>
          </table:table-cell>
          <table:table-cell office:value-type="float" office:value="105">
            <text:p>105</text:p>
          </table:table-cell>
          <table:table-cell office:value-type="float" office:value="88">
            <text:p>88</text:p>
          </table:table-cell>
          <table:table-cell office:value-type="float" office:value="100.93467371">
            <text:p>100,93467371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81">
            <text:p>81</text:p>
          </table:table-cell>
          <table:table-cell office:value-type="float" office:value="95.032989034">
            <text:p>95,032989034</text:p>
          </table:table-cell>
          <table:table-cell office:value-type="float" office:value="106">
            <text:p>106</text:p>
          </table:table-cell>
          <table:table-cell office:value-type="float" office:value="63">
            <text:p>63</text:p>
          </table:table-cell>
          <table:table-cell office:value-type="float" office:value="110.87617556">
            <text:p>110,87617556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82.9695618206">
            <text:p>82,9695618206</text:p>
          </table:table-cell>
          <table:table-cell office:value-type="float" office:value="107">
            <text:p>107</text:p>
          </table:table-cell>
          <table:table-cell office:value-type="float" office:value="120">
            <text:p>120</text:p>
          </table:table-cell>
          <table:table-cell office:value-type="float" office:value="124.161886493">
            <text:p>124,16188649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8:Sheet1.DE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e Mouritsen</meta:initial-creator>
    <meta:creation-date>2012-10-29T09:09:21</meta:creation-date>
    <dc:date>2012-10-30T14:53:50</dc:date>
    <dc:creator>Sabrine Mouritsen</dc:creator>
    <meta:editing-duration>PT8M51S</meta:editing-duration>
    <meta:editing-cycles>6</meta:editing-cycles>
    <meta:generator>LibreOffice/3.5$Linux_x86 LibreOffice_project/350m1$Build-2</meta:generator>
    <meta:document-statistic meta:table-count="4" meta:cell-count="13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mean-valu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svg:stroke-width="0.1cm" svg:stroke-color="#c5000b"/>
    </style:style>
    <style:style style:name="ch9" style:family="chart" style:data-style-name="N0">
      <style:chart-properties chart:mean-valu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aecf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86cm" svg:height="9cm" xlink:href=".." xlink:type="simple" chart:class="chart:bar" chart:style-name="ch1">
        <chart:legend chart:legend-position="end" svg:x="30.955cm" svg:y="3.454cm" style:legend-expansion="high" chart:style-name="ch2"/>
        <chart:plot-area chart:style-name="ch3" table:cell-range-address="Sheet1.B2:Sheet1.DE2 Sheet1.A4:Sheet1.DE4 Sheet1.A10:Sheet1.DE10" chart:data-source-has-labels="both" svg:x="1.145cm" svg:y="0.855cm" svg:width="28.42cm" svg:height="7.545cm">
          <chartooo:coordinate-region svg:x="1.952cm" svg:y="1.055cm" svg:width="27.613cm" svg:height="6.3cm"/>
          <chart:axis chart:dimension="x" chart:name="primary-x" chart:style-name="ch4" chartooo:axis-type="auto">
            <chartooo:date-scale/>
            <chart:categories table:cell-range-address="Sheet1.B2:Sheet1.D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DE4" chart:label-cell-address="Sheet1.A4:Sheet1.A4" chart:class="chart:bar">
            <chart:mean-value chart:style-name="ch8"/>
            <chart:data-point chart:repeated="108"/>
          </chart:series>
          <chart:series chart:style-name="ch9" chart:values-cell-range-address="Sheet1.B10:Sheet1.DE10" chart:label-cell-address="Sheet1.A10:Sheet1.A10" chart:class="chart:bar">
            <chart:mean-value chart:style-name="ch10"/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2:Sheet1.DE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  <table:table-cell office:value-type="float" office:value="67">
                <text:p>70</text:p>
              </table:table-cell>
              <table:table-cell office:value-type="float" office:value="68">
                <text:p>70</text:p>
              </table:table-cell>
              <table:table-cell office:value-type="float" office:value="69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0</text:p>
              </table:table-cell>
              <table:table-cell office:value-type="float" office:value="72">
                <text:p>70</text:p>
              </table:table-cell>
              <table:table-cell office:value-type="float" office:value="73">
                <text:p>70</text:p>
              </table:table-cell>
              <table:table-cell office:value-type="float" office:value="74">
                <text:p>70</text:p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float" office:value="95">
                <text:p>100</text:p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3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</table:table-row>
          </table:table-header-rows>
          <table:table-rows>
            <table:table-row>
              <table:table-cell office:value-type="string">
                <text:p>Fuel 0</text:p>
                <draw:g>
                  <svg:desc>Sheet1.A4:Sheet1.A4</svg:desc>
                </draw:g>
              </table:table-cell>
              <table:table-cell office:value-type="float" office:value="45.0871741069">
                <text:p>45.0871741069</text:p>
                <draw:g>
                  <svg:desc>Sheet1.B4:Sheet1.DE4</svg:desc>
                </draw:g>
              </table:table-cell>
              <table:table-cell office:value-type="float" office:value="44.2270378208">
                <text:p>44.2270378208</text:p>
              </table:table-cell>
              <table:table-cell office:value-type="float" office:value="96.5821807524">
                <text:p>96.5821807524</text:p>
              </table:table-cell>
              <table:table-cell office:value-type="float" office:value="49.5909576948">
                <text:p>49.5909576948</text:p>
              </table:table-cell>
              <table:table-cell office:value-type="float" office:value="140.385501334">
                <text:p>140.385501334</text:p>
              </table:table-cell>
              <table:table-cell office:value-type="float" office:value="79.3959200112">
                <text:p>79.3959200112</text:p>
              </table:table-cell>
              <table:table-cell office:value-type="float" office:value="119.834210053">
                <text:p>119.834210053</text:p>
              </table:table-cell>
              <table:table-cell office:value-type="float" office:value="69.9462329652">
                <text:p>69.9462329652</text:p>
              </table:table-cell>
              <table:table-cell office:value-type="float" office:value="115.244471794">
                <text:p>115.244471794</text:p>
              </table:table-cell>
              <table:table-cell office:value-type="float" office:value="39.8027704929">
                <text:p>39.8027704929</text:p>
              </table:table-cell>
              <table:table-cell office:value-type="float" office:value="83.3144417578">
                <text:p>83.3144417578</text:p>
              </table:table-cell>
              <table:table-cell office:value-type="float" office:value="40.9706655917">
                <text:p>40.9706655917</text:p>
              </table:table-cell>
              <table:table-cell office:value-type="float" office:value="90.8592005614">
                <text:p>90.8592005614</text:p>
              </table:table-cell>
              <table:table-cell office:value-type="float" office:value="75.6758452583">
                <text:p>75.6758452583</text:p>
              </table:table-cell>
              <table:table-cell office:value-type="float" office:value="49.387821581">
                <text:p>49.387821581</text:p>
              </table:table-cell>
              <table:table-cell office:value-type="float" office:value="108.965076965">
                <text:p>108.965076965</text:p>
              </table:table-cell>
              <table:table-cell office:value-type="float" office:value="80.1621455661">
                <text:p>80.1621455661</text:p>
              </table:table-cell>
              <table:table-cell office:value-type="float" office:value="129.071030556">
                <text:p>129.071030556</text:p>
              </table:table-cell>
              <table:table-cell office:value-type="float" office:value="112.092778541">
                <text:p>112.092778541</text:p>
              </table:table-cell>
              <table:table-cell office:value-type="float" office:value="45.2686324274">
                <text:p>45.2686324274</text:p>
              </table:table-cell>
              <table:table-cell office:value-type="float" office:value="162.6292859">
                <text:p>162.6292859</text:p>
              </table:table-cell>
              <table:table-cell office:value-type="float" office:value="100.72077384">
                <text:p>100.72077384</text:p>
              </table:table-cell>
              <table:table-cell office:value-type="float" office:value="122.802024192">
                <text:p>122.802024192</text:p>
              </table:table-cell>
              <table:table-cell office:value-type="float" office:value="115.099896092">
                <text:p>115.099896092</text:p>
              </table:table-cell>
              <table:table-cell office:value-type="float" office:value="55.0553987035">
                <text:p>55.0553987035</text:p>
              </table:table-cell>
              <table:table-cell office:value-type="float" office:value="75.5234562524">
                <text:p>75.5234562524</text:p>
              </table:table-cell>
              <table:table-cell office:value-type="float" office:value="80.9368289042">
                <text:p>80.9368289042</text:p>
              </table:table-cell>
              <table:table-cell office:value-type="float" office:value="130.602395273">
                <text:p>130.602395273</text:p>
              </table:table-cell>
              <table:table-cell office:value-type="float" office:value="98.286690655">
                <text:p>98.286690655</text:p>
              </table:table-cell>
              <table:table-cell office:value-type="float" office:value="103.906147537">
                <text:p>103.906147537</text:p>
              </table:table-cell>
              <table:table-cell office:value-type="float" office:value="143.20946986">
                <text:p>143.20946986</text:p>
              </table:table-cell>
              <table:table-cell office:value-type="float" office:value="49.5918392186">
                <text:p>49.5918392186</text:p>
              </table:table-cell>
              <table:table-cell office:value-type="float" office:value="115.949514447">
                <text:p>115.949514447</text:p>
              </table:table-cell>
              <table:table-cell office:value-type="float" office:value="144.761419502">
                <text:p>144.761419502</text:p>
              </table:table-cell>
              <table:table-cell office:value-type="float" office:value="46.1620536923">
                <text:p>46.1620536923</text:p>
              </table:table-cell>
              <table:table-cell office:value-type="float" office:value="180.026455026">
                <text:p>180.026455026</text:p>
              </table:table-cell>
              <table:table-cell office:value-type="float" office:value="41.220539974">
                <text:p>41.220539974</text:p>
              </table:table-cell>
              <table:table-cell office:value-type="float" office:value="98.8004954338">
                <text:p>98.8004954338</text:p>
              </table:table-cell>
              <table:table-cell office:value-type="float" office:value="68.8589421583">
                <text:p>68.8589421583</text:p>
              </table:table-cell>
              <table:table-cell office:value-type="float" office:value="53.8631232105">
                <text:p>53.8631232105</text:p>
              </table:table-cell>
              <table:table-cell office:value-type="float" office:value="54.353244797">
                <text:p>54.353244797</text:p>
              </table:table-cell>
              <table:table-cell office:value-type="float" office:value="119.901049036">
                <text:p>119.901049036</text:p>
              </table:table-cell>
              <table:table-cell office:value-type="float" office:value="157.783296419">
                <text:p>157.783296419</text:p>
              </table:table-cell>
              <table:table-cell office:value-type="float" office:value="74.6756637461">
                <text:p>74.6756637461</text:p>
              </table:table-cell>
              <table:table-cell office:value-type="float" office:value="108.61883898">
                <text:p>108.61883898</text:p>
              </table:table-cell>
              <table:table-cell office:value-type="float" office:value="43.3840267635">
                <text:p>43.3840267635</text:p>
              </table:table-cell>
              <table:table-cell office:value-type="float" office:value="128.16094532">
                <text:p>128.16094532</text:p>
              </table:table-cell>
              <table:table-cell office:value-type="float" office:value="109.43695089">
                <text:p>109.43695089</text:p>
              </table:table-cell>
              <table:table-cell office:value-type="float" office:value="106.320742269">
                <text:p>106.320742269</text:p>
              </table:table-cell>
              <table:table-cell office:value-type="float" office:value="117.989874626">
                <text:p>117.989874626</text:p>
              </table:table-cell>
              <table:table-cell office:value-type="float" office:value="103.659214954">
                <text:p>103.659214954</text:p>
              </table:table-cell>
              <table:table-cell office:value-type="float" office:value="116.996081695">
                <text:p>116.996081695</text:p>
              </table:table-cell>
              <table:table-cell office:value-type="float" office:value="97.3477525332">
                <text:p>97.3477525332</text:p>
              </table:table-cell>
              <table:table-cell office:value-type="float" office:value="48.5548890023">
                <text:p>48.5548890023</text:p>
              </table:table-cell>
              <table:table-cell office:value-type="float" office:value="49.6996121052">
                <text:p>49.6996121052</text:p>
              </table:table-cell>
              <table:table-cell office:value-type="float" office:value="80.3146035522">
                <text:p>80.3146035522</text:p>
              </table:table-cell>
              <table:table-cell office:value-type="float" office:value="158.3027512">
                <text:p>158.3027512</text:p>
              </table:table-cell>
              <table:table-cell office:value-type="float" office:value="64.7297316907">
                <text:p>64.7297316907</text:p>
              </table:table-cell>
              <table:table-cell office:value-type="float" office:value="144.372828686">
                <text:p>144.372828686</text:p>
              </table:table-cell>
              <table:table-cell office:value-type="float" office:value="122.839552569">
                <text:p>122.839552569</text:p>
              </table:table-cell>
              <table:table-cell office:value-type="float" office:value="88.1482016202">
                <text:p>88.1482016202</text:p>
              </table:table-cell>
              <table:table-cell office:value-type="float" office:value="132.633509677">
                <text:p>132.633509677</text:p>
              </table:table-cell>
              <table:table-cell office:value-type="float" office:value="96.5320556451">
                <text:p>96.5320556451</text:p>
              </table:table-cell>
              <table:table-cell office:value-type="float" office:value="46.4848021071">
                <text:p>46.4848021071</text:p>
              </table:table-cell>
              <table:table-cell office:value-type="float" office:value="142.227772493">
                <text:p>142.227772493</text:p>
              </table:table-cell>
              <table:table-cell office:value-type="float" office:value="43.3917684255">
                <text:p>43.3917684255</text:p>
              </table:table-cell>
              <table:table-cell office:value-type="float" office:value="114.132256498">
                <text:p>114.132256498</text:p>
              </table:table-cell>
              <table:table-cell office:value-type="float" office:value="113.901886767">
                <text:p>113.901886767</text:p>
              </table:table-cell>
              <table:table-cell office:value-type="float" office:value="74.9702573537">
                <text:p>74.9702573537</text:p>
              </table:table-cell>
              <table:table-cell office:value-type="float" office:value="81.0113103358">
                <text:p>81.0113103358</text:p>
              </table:table-cell>
              <table:table-cell office:value-type="float" office:value="155.101725569">
                <text:p>155.101725569</text:p>
              </table:table-cell>
              <table:table-cell office:value-type="float" office:value="111.065448958">
                <text:p>111.065448958</text:p>
              </table:table-cell>
              <table:table-cell office:value-type="float" office:value="88.1932841747">
                <text:p>88.1932841747</text:p>
              </table:table-cell>
              <table:table-cell office:value-type="float" office:value="53.0579018826">
                <text:p>53.0579018826</text:p>
              </table:table-cell>
              <table:table-cell office:value-type="float" office:value="89.9854195789">
                <text:p>89.9854195789</text:p>
              </table:table-cell>
              <table:table-cell office:value-type="float" office:value="77.097621506">
                <text:p>77.097621506</text:p>
              </table:table-cell>
              <table:table-cell office:value-type="float" office:value="183.571058091">
                <text:p>183.571058091</text:p>
              </table:table-cell>
              <table:table-cell office:value-type="float" office:value="138.384892835">
                <text:p>138.384892835</text:p>
              </table:table-cell>
              <table:table-cell office:value-type="float" office:value="185.871033968">
                <text:p>185.871033968</text:p>
              </table:table-cell>
              <table:table-cell office:value-type="float" office:value="41.5343695038">
                <text:p>41.5343695038</text:p>
              </table:table-cell>
              <table:table-cell office:value-type="float" office:value="115.969920513">
                <text:p>115.969920513</text:p>
              </table:table-cell>
              <table:table-cell office:value-type="float" office:value="72.5261702101">
                <text:p>72.5261702101</text:p>
              </table:table-cell>
              <table:table-cell office:value-type="float" office:value="86.8921166328">
                <text:p>86.8921166328</text:p>
              </table:table-cell>
              <table:table-cell office:value-type="float" office:value="79.8881854365">
                <text:p>79.8881854365</text:p>
              </table:table-cell>
              <table:table-cell office:value-type="float" office:value="155.84985449">
                <text:p>155.84985449</text:p>
              </table:table-cell>
              <table:table-cell office:value-type="float" office:value="114.941966461">
                <text:p>114.941966461</text:p>
              </table:table-cell>
              <table:table-cell office:value-type="float" office:value="65.9338089857">
                <text:p>65.9338089857</text:p>
              </table:table-cell>
              <table:table-cell office:value-type="float" office:value="92.1302514833">
                <text:p>92.1302514833</text:p>
              </table:table-cell>
              <table:table-cell office:value-type="float" office:value="71.2777967431">
                <text:p>71.2777967431</text:p>
              </table:table-cell>
              <table:table-cell office:value-type="float" office:value="47.0809459343">
                <text:p>47.0809459343</text:p>
              </table:table-cell>
              <table:table-cell office:value-type="float" office:value="51.409538947">
                <text:p>51.409538947</text:p>
              </table:table-cell>
              <table:table-cell office:value-type="float" office:value="181.841975218">
                <text:p>181.841975218</text:p>
              </table:table-cell>
              <table:table-cell office:value-type="float" office:value="127.53443645">
                <text:p>127.53443645</text:p>
              </table:table-cell>
              <table:table-cell office:value-type="float" office:value="75.32214876">
                <text:p>75.32214876</text:p>
              </table:table-cell>
              <table:table-cell office:value-type="float" office:value="79.2736896909">
                <text:p>79.2736896909</text:p>
              </table:table-cell>
              <table:table-cell office:value-type="float" office:value="137.851946285">
                <text:p>137.851946285</text:p>
              </table:table-cell>
              <table:table-cell office:value-type="float" office:value="121.640022907">
                <text:p>121.640022907</text:p>
              </table:table-cell>
              <table:table-cell office:value-type="float" office:value="136.628796406">
                <text:p>136.628796406</text:p>
              </table:table-cell>
              <table:table-cell office:value-type="float" office:value="57.4770063645">
                <text:p>57.4770063645</text:p>
              </table:table-cell>
              <table:table-cell office:value-type="float" office:value="115.630751379">
                <text:p>115.630751379</text:p>
              </table:table-cell>
              <table:table-cell office:value-type="float" office:value="129.76517986">
                <text:p>129.76517986</text:p>
              </table:table-cell>
              <table:table-cell office:value-type="float" office:value="119.193288384">
                <text:p>119.193288384</text:p>
              </table:table-cell>
              <table:table-cell office:value-type="float" office:value="53.7319651615">
                <text:p>53.7319651615</text:p>
              </table:table-cell>
              <table:table-cell office:value-type="float" office:value="79.4064721959">
                <text:p>79.4064721959</text:p>
              </table:table-cell>
              <table:table-cell office:value-type="float" office:value="86.5628736119">
                <text:p>86.5628736119</text:p>
              </table:table-cell>
              <table:table-cell office:value-type="float" office:value="131.341428665">
                <text:p>131.341428665</text:p>
              </table:table-cell>
              <table:table-cell office:value-type="float" office:value="55.8722894045">
                <text:p>55.8722894045</text:p>
              </table:table-cell>
              <table:table-cell office:value-type="float" office:value="73.3290316622">
                <text:p>73.3290316622</text:p>
              </table:table-cell>
            </table:table-row>
            <table:table-row>
              <table:table-cell office:value-type="string">
                <text:p>Fuel 100</text:p>
                <draw:g>
                  <svg:desc>Sheet1.A10:Sheet1.A10</svg:desc>
                </draw:g>
              </table:table-cell>
              <table:table-cell office:value-type="float" office:value="61.8354543536">
                <text:p>61.8354543536</text:p>
                <draw:g>
                  <svg:desc>Sheet1.B10:Sheet1.DE10</svg:desc>
                </draw:g>
              </table:table-cell>
              <table:table-cell office:value-type="float" office:value="50.1367326351">
                <text:p>50.1367326351</text:p>
              </table:table-cell>
              <table:table-cell office:value-type="float" office:value="132.94722887">
                <text:p>132.94722887</text:p>
              </table:table-cell>
              <table:table-cell office:value-type="float" office:value="77.6682269833">
                <text:p>77.6682269833</text:p>
              </table:table-cell>
              <table:table-cell office:value-type="float" office:value="195.530003691">
                <text:p>195.530003691</text:p>
              </table:table-cell>
              <table:table-cell office:value-type="float" office:value="106.8481315">
                <text:p>106.8481315</text:p>
              </table:table-cell>
              <table:table-cell office:value-type="float" office:value="127.613528615">
                <text:p>127.613528615</text:p>
              </table:table-cell>
              <table:table-cell office:value-type="float" office:value="120.014389476">
                <text:p>120.014389476</text:p>
              </table:table-cell>
              <table:table-cell office:value-type="float" office:value="156.412118173">
                <text:p>156.412118173</text:p>
              </table:table-cell>
              <table:table-cell office:value-type="float" office:value="66.3918931874">
                <text:p>66.3918931874</text:p>
              </table:table-cell>
              <table:table-cell office:value-type="float" office:value="105.898534239">
                <text:p>105.898534239</text:p>
              </table:table-cell>
              <table:table-cell office:value-type="float" office:value="76.5728705976">
                <text:p>76.5728705976</text:p>
              </table:table-cell>
              <table:table-cell office:value-type="float" office:value="128.620813081">
                <text:p>128.620813081</text:p>
              </table:table-cell>
              <table:table-cell office:value-type="float" office:value="120.85055236">
                <text:p>120.85055236</text:p>
              </table:table-cell>
              <table:table-cell office:value-type="float" office:value="66.1214748886">
                <text:p>66.1214748886</text:p>
              </table:table-cell>
              <table:table-cell office:value-type="float" office:value="119.884902507">
                <text:p>119.884902507</text:p>
              </table:table-cell>
              <table:table-cell office:value-type="float" office:value="102.969103983">
                <text:p>102.969103983</text:p>
              </table:table-cell>
              <table:table-cell office:value-type="float" office:value="197.6698817">
                <text:p>197.6698817</text:p>
              </table:table-cell>
              <table:table-cell office:value-type="float" office:value="133.599147124">
                <text:p>133.599147124</text:p>
              </table:table-cell>
              <table:table-cell office:value-type="float" office:value="59.3653114372">
                <text:p>59.3653114372</text:p>
              </table:table-cell>
              <table:table-cell office:value-type="float" office:value="207.718952717">
                <text:p>207.718952717</text:p>
              </table:table-cell>
              <table:table-cell office:value-type="float" office:value="147.556975559">
                <text:p>147.556975559</text:p>
              </table:table-cell>
              <table:table-cell office:value-type="float" office:value="173.110305803">
                <text:p>173.110305803</text:p>
              </table:table-cell>
              <table:table-cell office:value-type="float" office:value="199.849705635">
                <text:p>199.849705635</text:p>
              </table:table-cell>
              <table:table-cell office:value-type="float" office:value="68.6017321742">
                <text:p>68.6017321742</text:p>
              </table:table-cell>
              <table:table-cell office:value-type="float" office:value="123.233635643">
                <text:p>123.233635643</text:p>
              </table:table-cell>
              <table:table-cell office:value-type="float" office:value="106.785530878">
                <text:p>106.785530878</text:p>
              </table:table-cell>
              <table:table-cell office:value-type="float" office:value="180.325881271">
                <text:p>180.325881271</text:p>
              </table:table-cell>
              <table:table-cell office:value-type="float" office:value="174.333285988">
                <text:p>174.333285988</text:p>
              </table:table-cell>
              <table:table-cell office:value-type="float" office:value="178.816348812">
                <text:p>178.816348812</text:p>
              </table:table-cell>
              <table:table-cell office:value-type="float" office:value="192.68633965">
                <text:p>192.68633965</text:p>
              </table:table-cell>
              <table:table-cell office:value-type="float" office:value="89.9529826929">
                <text:p>89.9529826929</text:p>
              </table:table-cell>
              <table:table-cell office:value-type="float" office:value="141.132024592">
                <text:p>141.132024592</text:p>
              </table:table-cell>
              <table:table-cell office:value-type="float" office:value="142.373324814">
                <text:p>142.373324814</text:p>
              </table:table-cell>
              <table:table-cell office:value-type="float" office:value="58.4917007868">
                <text:p>58.4917007868</text:p>
              </table:table-cell>
              <table:table-cell office:value-type="float" office:value="235.528008315">
                <text:p>235.528008315</text:p>
              </table:table-cell>
              <table:table-cell office:value-type="float" office:value="66.4556843832">
                <text:p>66.4556843832</text:p>
              </table:table-cell>
              <table:table-cell office:value-type="float" office:value="135.261098998">
                <text:p>135.261098998</text:p>
              </table:table-cell>
              <table:table-cell office:value-type="float" office:value="86.2425412886">
                <text:p>86.2425412886</text:p>
              </table:table-cell>
              <table:table-cell office:value-type="float" office:value="90.3510620595">
                <text:p>90.3510620595</text:p>
              </table:table-cell>
              <table:table-cell office:value-type="float" office:value="83.1159916737">
                <text:p>83.1159916737</text:p>
              </table:table-cell>
              <table:table-cell office:value-type="float" office:value="138.965493853">
                <text:p>138.965493853</text:p>
              </table:table-cell>
              <table:table-cell office:value-type="float" office:value="176.805397839">
                <text:p>176.805397839</text:p>
              </table:table-cell>
              <table:table-cell office:value-type="float" office:value="128.259161558">
                <text:p>128.259161558</text:p>
              </table:table-cell>
              <table:table-cell office:value-type="float" office:value="156.808376865">
                <text:p>156.808376865</text:p>
              </table:table-cell>
              <table:table-cell office:value-type="float" office:value="69.3433929391">
                <text:p>69.3433929391</text:p>
              </table:table-cell>
              <table:table-cell office:value-type="float" office:value="188.32514925">
                <text:p>188.32514925</text:p>
              </table:table-cell>
              <table:table-cell office:value-type="float" office:value="174.45873208">
                <text:p>174.45873208</text:p>
              </table:table-cell>
              <table:table-cell office:value-type="float" office:value="160.05561548">
                <text:p>160.05561548</text:p>
              </table:table-cell>
              <table:table-cell office:value-type="float" office:value="105.603839396">
                <text:p>105.603839396</text:p>
              </table:table-cell>
              <table:table-cell office:value-type="float" office:value="197.601056612">
                <text:p>197.601056612</text:p>
              </table:table-cell>
              <table:table-cell office:value-type="float" office:value="175.305892679">
                <text:p>175.305892679</text:p>
              </table:table-cell>
              <table:table-cell office:value-type="float" office:value="104.380121922">
                <text:p>104.380121922</text:p>
              </table:table-cell>
              <table:table-cell office:value-type="float" office:value="51.5975480383">
                <text:p>51.5975480383</text:p>
              </table:table-cell>
              <table:table-cell office:value-type="float" office:value="81.2331287232">
                <text:p>81.2331287232</text:p>
              </table:table-cell>
              <table:table-cell office:value-type="float" office:value="122.491194338">
                <text:p>122.491194338</text:p>
              </table:table-cell>
              <table:table-cell office:value-type="float" office:value="230.861283709">
                <text:p>230.861283709</text:p>
              </table:table-cell>
              <table:table-cell office:value-type="float" office:value="84.4973063877">
                <text:p>84.4973063877</text:p>
              </table:table-cell>
              <table:table-cell office:value-type="float" office:value="216.620067882">
                <text:p>216.620067882</text:p>
              </table:table-cell>
              <table:table-cell office:value-type="float" office:value="130.227351592">
                <text:p>130.227351592</text:p>
              </table:table-cell>
              <table:table-cell office:value-type="float" office:value="111.289783481">
                <text:p>111.289783481</text:p>
              </table:table-cell>
              <table:table-cell office:value-type="float" office:value="181.446263143">
                <text:p>181.446263143</text:p>
              </table:table-cell>
              <table:table-cell office:value-type="float" office:value="157.735100739">
                <text:p>157.735100739</text:p>
              </table:table-cell>
              <table:table-cell office:value-type="float" office:value="58.8543092294">
                <text:p>58.8543092294</text:p>
              </table:table-cell>
              <table:table-cell office:value-type="float" office:value="179.506838503">
                <text:p>179.506838503</text:p>
              </table:table-cell>
              <table:table-cell office:value-type="float" office:value="65.9205388756">
                <text:p>65.9205388756</text:p>
              </table:table-cell>
              <table:table-cell office:value-type="float" office:value="131.207917871">
                <text:p>131.207917871</text:p>
              </table:table-cell>
              <table:table-cell office:value-type="float" office:value="160.585242356">
                <text:p>160.585242356</text:p>
              </table:table-cell>
              <table:table-cell office:value-type="float" office:value="117.717430672">
                <text:p>117.717430672</text:p>
              </table:table-cell>
              <table:table-cell office:value-type="float" office:value="124.037947299">
                <text:p>124.037947299</text:p>
              </table:table-cell>
              <table:table-cell office:value-type="float" office:value="191.444257716">
                <text:p>191.444257716</text:p>
              </table:table-cell>
              <table:table-cell office:value-type="float" office:value="187.899880428">
                <text:p>187.899880428</text:p>
              </table:table-cell>
              <table:table-cell office:value-type="float" office:value="155.187300401">
                <text:p>155.187300401</text:p>
              </table:table-cell>
              <table:table-cell office:value-type="float" office:value="81.8077674295">
                <text:p>81.8077674295</text:p>
              </table:table-cell>
              <table:table-cell office:value-type="float" office:value="122.784004217">
                <text:p>122.784004217</text:p>
              </table:table-cell>
              <table:table-cell office:value-type="float" office:value="127.895650331">
                <text:p>127.895650331</text:p>
              </table:table-cell>
              <table:table-cell office:value-type="float" office:value="227.070886695">
                <text:p>227.070886695</text:p>
              </table:table-cell>
              <table:table-cell office:value-type="float" office:value="171.27147921">
                <text:p>171.27147921</text:p>
              </table:table-cell>
              <table:table-cell office:value-type="float" office:value="208.826792572">
                <text:p>208.826792572</text:p>
              </table:table-cell>
              <table:table-cell office:value-type="float" office:value="58.9540539947">
                <text:p>58.9540539947</text:p>
              </table:table-cell>
              <table:table-cell office:value-type="float" office:value="174.921677589">
                <text:p>174.921677589</text:p>
              </table:table-cell>
              <table:table-cell office:value-type="float" office:value="94.798422719">
                <text:p>94.798422719</text:p>
              </table:table-cell>
              <table:table-cell office:value-type="float" office:value="178.379116968">
                <text:p>178.379116968</text:p>
              </table:table-cell>
              <table:table-cell office:value-type="float" office:value="100.755322309">
                <text:p>100.755322309</text:p>
              </table:table-cell>
              <table:table-cell office:value-type="float" office:value="235.456435333">
                <text:p>235.456435333</text:p>
              </table:table-cell>
              <table:table-cell office:value-type="float" office:value="167.956849573">
                <text:p>167.956849573</text:p>
              </table:table-cell>
              <table:table-cell office:value-type="float" office:value="154.255665683">
                <text:p>154.255665683</text:p>
              </table:table-cell>
              <table:table-cell office:value-type="float" office:value="132.458254884">
                <text:p>132.458254884</text:p>
              </table:table-cell>
              <table:table-cell office:value-type="float" office:value="126.714134745">
                <text:p>126.714134745</text:p>
              </table:table-cell>
              <table:table-cell office:value-type="float" office:value="70.0636042599">
                <text:p>70.0636042599</text:p>
              </table:table-cell>
              <table:table-cell office:value-type="float" office:value="68.2348226791">
                <text:p>68.2348226791</text:p>
              </table:table-cell>
              <table:table-cell office:value-type="float" office:value="200.902068602">
                <text:p>200.902068602</text:p>
              </table:table-cell>
              <table:table-cell office:value-type="float" office:value="183.78639942">
                <text:p>183.78639942</text:p>
              </table:table-cell>
              <table:table-cell office:value-type="float" office:value="108.811810063">
                <text:p>108.811810063</text:p>
              </table:table-cell>
              <table:table-cell office:value-type="float" office:value="157.572409173">
                <text:p>157.572409173</text:p>
              </table:table-cell>
              <table:table-cell office:value-type="float" office:value="226.75489758">
                <text:p>226.75489758</text:p>
              </table:table-cell>
              <table:table-cell office:value-type="float" office:value="182.540802052">
                <text:p>182.540802052</text:p>
              </table:table-cell>
              <table:table-cell office:value-type="float" office:value="183.962002887">
                <text:p>183.962002887</text:p>
              </table:table-cell>
              <table:table-cell office:value-type="float" office:value="88.3807568545">
                <text:p>88.3807568545</text:p>
              </table:table-cell>
              <table:table-cell office:value-type="float" office:value="185.005577371">
                <text:p>185.005577371</text:p>
              </table:table-cell>
              <table:table-cell office:value-type="float" office:value="115.407729225">
                <text:p>115.407729225</text:p>
              </table:table-cell>
              <table:table-cell office:value-type="float" office:value="180.661367695">
                <text:p>180.661367695</text:p>
              </table:table-cell>
              <table:table-cell office:value-type="float" office:value="86.3437058926">
                <text:p>86.3437058926</text:p>
              </table:table-cell>
              <table:table-cell office:value-type="float" office:value="95.2385593327">
                <text:p>95.2385593327</text:p>
              </table:table-cell>
              <table:table-cell office:value-type="float" office:value="109.629211921">
                <text:p>109.629211921</text:p>
              </table:table-cell>
              <table:table-cell office:value-type="float" office:value="211.382704272">
                <text:p>211.382704272</text:p>
              </table:table-cell>
              <table:table-cell office:value-type="float" office:value="105.183959426">
                <text:p>105.183959426</text:p>
              </table:table-cell>
              <table:table-cell office:value-type="float" office:value="106.414870215">
                <text:p>106.414870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mean-valu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svg:stroke-width="0.1cm" svg:stroke-color="#0084d1"/>
    </style:style>
    <style:style style:name="ch9" style:family="chart" style:data-style-name="N0">
      <style:chart-properties chart:mean-value="true"/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31400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86cm" svg:height="9cm" xlink:href=".." xlink:type="simple" chart:class="chart:bar" chart:style-name="ch1">
        <chart:legend chart:legend-position="end" svg:x="29.897cm" svg:y="3.454cm" style:legend-expansion="high" chart:style-name="ch2"/>
        <chart:plot-area chart:style-name="ch3" table:cell-range-address="Sheet1.B2:Sheet1.DE3 Sheet1.A2:Sheet1.A3 Sheet1.A9:Sheet1.DE9" chart:data-source-has-labels="both" svg:x="1.145cm" svg:y="0.855cm" svg:width="27.362cm" svg:height="7.545cm">
          <chartooo:coordinate-region svg:x="1.952cm" svg:y="1.055cm" svg:width="26.555cm" svg:height="6.3cm"/>
          <chart:axis chart:dimension="x" chart:name="primary-x" chart:style-name="ch4" chartooo:axis-type="auto">
            <chartooo:date-scale/>
            <chart:categories table:cell-range-address="Sheet1.B2:Sheet1.D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DE3" chart:label-cell-address="Sheet1.A3:Sheet1.A3" chart:class="chart:bar">
            <chart:mean-value chart:style-name="ch8"/>
            <chart:data-point chart:repeated="108"/>
          </chart:series>
          <chart:series chart:style-name="ch9" chart:values-cell-range-address="Sheet1.B9:Sheet1.DE9" chart:label-cell-address="Sheet1.A9:Sheet1.A9" chart:class="chart:bar">
            <chart:mean-value chart:style-name="ch10"/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2:Sheet1.DE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  <table:table-cell office:value-type="float" office:value="67">
                <text:p>70</text:p>
              </table:table-cell>
              <table:table-cell office:value-type="float" office:value="68">
                <text:p>70</text:p>
              </table:table-cell>
              <table:table-cell office:value-type="float" office:value="69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0</text:p>
              </table:table-cell>
              <table:table-cell office:value-type="float" office:value="72">
                <text:p>70</text:p>
              </table:table-cell>
              <table:table-cell office:value-type="float" office:value="73">
                <text:p>70</text:p>
              </table:table-cell>
              <table:table-cell office:value-type="float" office:value="74">
                <text:p>70</text:p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float" office:value="95">
                <text:p>100</text:p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3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</table:table-row>
          </table:table-header-rows>
          <table:table-rows>
            <table:table-row>
              <table:table-cell office:value-type="string">
                <text:p>Travel time 100</text:p>
                <draw:g>
                  <svg:desc>Sheet1.A3:Sheet1.A3</svg:desc>
                </draw:g>
              </table:table-cell>
              <table:table-cell office:value-type="float" office:value="21">
                <text:p>21</text:p>
                <draw:g>
                  <svg:desc>Sheet1.B3:Sheet1.DE3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52">
                <text:p>52</text:p>
              </table:table-cell>
              <table:table-cell office:value-type="float" office:value="152">
                <text:p>152</text:p>
              </table:table-cell>
              <table:table-cell office:value-type="float" office:value="82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  <table:table-cell office:value-type="float" office:value="140">
                <text:p>140</text:p>
              </table:table-cell>
              <table:table-cell office:value-type="float" office:value="43">
                <text:p>43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161">
                <text:p>161</text:p>
              </table:table-cell>
              <table:table-cell office:value-type="float" office:value="142">
                <text:p>142</text:p>
              </table:table-cell>
              <table:table-cell office:value-type="float" office:value="97">
                <text:p>97</text:p>
              </table:table-cell>
              <table:table-cell office:value-type="float" office:value="55">
                <text:p>55</text:p>
              </table:table-cell>
              <table:table-cell office:value-type="float" office:value="345">
                <text:p>345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67">
                <text:p>167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28">
                <text:p>128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  <table:table-cell office:value-type="float" office:value="295">
                <text:p>295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64">
                <text:p>164</text:p>
              </table:table-cell>
              <table:table-cell office:value-type="float" office:value="47">
                <text:p>47</text:p>
              </table:table-cell>
              <table:table-cell office:value-type="float" office:value="262">
                <text:p>262</text:p>
              </table:table-cell>
              <table:table-cell office:value-type="float" office:value="47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35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116">
                <text:p>116</text:p>
              </table:table-cell>
              <table:table-cell office:value-type="float" office:value="263">
                <text:p>263</text:p>
              </table:table-cell>
              <table:table-cell office:value-type="float" office:value="86">
                <text:p>86</text:p>
              </table:table-cell>
              <table:table-cell office:value-type="float" office:value="183">
                <text:p>183</text:p>
              </table:table-cell>
              <table:table-cell office:value-type="float" office:value="42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144">
                <text:p>144</text:p>
              </table:table-cell>
              <table:table-cell office:value-type="float" office:value="212">
                <text:p>212</text:p>
              </table:table-cell>
              <table:table-cell office:value-type="float" office:value="77">
                <text:p>77</text:p>
              </table:table-cell>
              <table:table-cell office:value-type="float" office:value="127">
                <text:p>127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207">
                <text:p>207</text:p>
              </table:table-cell>
              <table:table-cell office:value-type="float" office:value="46">
                <text:p>46</text:p>
              </table:table-cell>
              <table:table-cell office:value-type="float" office:value="126">
                <text:p>126</text:p>
              </table:table-cell>
              <table:table-cell office:value-type="float" office:value="163">
                <text:p>163</text:p>
              </table:table-cell>
              <table:table-cell office:value-type="float" office:value="151">
                <text:p>151</text:p>
              </table:table-cell>
              <table:table-cell office:value-type="float" office:value="191">
                <text:p>191</text:p>
              </table:table-cell>
              <table:table-cell office:value-type="float" office:value="83">
                <text:p>83</text:p>
              </table:table-cell>
              <table:table-cell office:value-type="float" office:value="27">
                <text:p>27</text:p>
              </table:table-cell>
              <table:table-cell office:value-type="float" office:value="182">
                <text:p>182</text:p>
              </table:table-cell>
              <table:table-cell office:value-type="float" office:value="66">
                <text:p>66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269">
                <text:p>269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81">
                <text:p>81</text:p>
              </table:table-cell>
              <table:table-cell office:value-type="float" office:value="102">
                <text:p>102</text:p>
              </table:table-cell>
              <table:table-cell office:value-type="float" office:value="227">
                <text:p>227</text:p>
              </table:table-cell>
              <table:table-cell office:value-type="float" office:value="118">
                <text:p>118</text:p>
              </table:table-cell>
              <table:table-cell office:value-type="float" office:value="338">
                <text:p>338</text:p>
              </table:table-cell>
              <table:table-cell office:value-type="float" office:value="47">
                <text:p>47</text:p>
              </table:table-cell>
              <table:table-cell office:value-type="float" office:value="86">
                <text:p>86</text:p>
              </table:table-cell>
              <table:table-cell office:value-type="float" office:value="106">
                <text:p>106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79">
                <text:p>179</text:p>
              </table:table-cell>
              <table:table-cell office:value-type="float" office:value="172">
                <text:p>172</text:p>
              </table:table-cell>
              <table:table-cell office:value-type="float" office:value="62">
                <text:p>62</text:p>
              </table:table-cell>
              <table:table-cell office:value-type="float" office:value="109">
                <text:p>109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494">
                <text:p>494</text:p>
              </table:table-cell>
              <table:table-cell office:value-type="float" office:value="123">
                <text:p>123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86">
                <text:p>186</text:p>
              </table:table-cell>
              <table:table-cell office:value-type="float" office:value="149">
                <text:p>149</text:p>
              </table:table-cell>
              <table:table-cell office:value-type="float" office:value="197">
                <text:p>197</text:p>
              </table:table-cell>
              <table:table-cell office:value-type="float" office:value="33">
                <text:p>33</text:p>
              </table:table-cell>
              <table:table-cell office:value-type="float" office:value="127">
                <text:p>127</text:p>
              </table:table-cell>
              <table:table-cell office:value-type="float" office:value="90">
                <text:p>90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  <table:table-cell office:value-type="float" office:value="193">
                <text:p>193</text:p>
              </table:table-cell>
              <table:table-cell office:value-type="float" office:value="113">
                <text:p>113</text:p>
              </table:table-cell>
              <table:table-cell office:value-type="float" office:value="173">
                <text:p>173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Travel time 100</text:p>
                <draw:g>
                  <svg:desc>Sheet1.A9:Sheet1.A9</svg:desc>
                </draw:g>
              </table:table-cell>
              <table:table-cell office:value-type="float" office:value="22">
                <text:p>22</text:p>
                <draw:g>
                  <svg:desc>Sheet1.B9:Sheet1.DE9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55">
                <text:p>55</text:p>
              </table:table-cell>
              <table:table-cell office:value-type="float" office:value="191">
                <text:p>191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  <table:table-cell office:value-type="float" office:value="205">
                <text:p>205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  <table:table-cell office:value-type="float" office:value="38">
                <text:p>38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142">
                <text:p>142</text:p>
              </table:table-cell>
              <table:table-cell office:value-type="float" office:value="99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286">
                <text:p>286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65">
                <text:p>165</text:p>
              </table:table-cell>
              <table:table-cell office:value-type="float" office:value="83">
                <text:p>83</text:p>
              </table:table-cell>
              <table:table-cell office:value-type="float" office:value="103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  <table:table-cell office:value-type="float" office:value="205">
                <text:p>205</text:p>
              </table:table-cell>
              <table:table-cell office:value-type="float" office:value="33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107">
                <text:p>107</text:p>
              </table:table-cell>
              <table:table-cell office:value-type="float" office:value="44">
                <text:p>44</text:p>
              </table:table-cell>
              <table:table-cell office:value-type="float" office:value="247">
                <text:p>247</text:p>
              </table:table-cell>
              <table:table-cell office:value-type="float" office:value="49">
                <text:p>49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168">
                <text:p>168</text:p>
              </table:table-cell>
              <table:table-cell office:value-type="float" office:value="81">
                <text:p>81</text:p>
              </table:table-cell>
              <table:table-cell office:value-type="float" office:value="191">
                <text:p>191</text:p>
              </table:table-cell>
              <table:table-cell office:value-type="float" office:value="45">
                <text:p>45</text:p>
              </table:table-cell>
              <table:table-cell office:value-type="float" office:value="153">
                <text:p>153</text:p>
              </table:table-cell>
              <table:table-cell office:value-type="float" office:value="118">
                <text:p>118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32">
                <text:p>132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  <table:table-cell office:value-type="float" office:value="89">
                <text:p>89</text:p>
              </table:table-cell>
              <table:table-cell office:value-type="float" office:value="209">
                <text:p>209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  <table:table-cell office:value-type="float" office:value="158">
                <text:p>158</text:p>
              </table:table-cell>
              <table:table-cell office:value-type="float" office:value="102">
                <text:p>102</text:p>
              </table:table-cell>
              <table:table-cell office:value-type="float" office:value="202">
                <text:p>20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72">
                <text:p>172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  <table:table-cell office:value-type="float" office:value="171">
                <text:p>171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31">
                <text:p>131</text:p>
              </table:table-cell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  <table:table-cell office:value-type="float" office:value="230">
                <text:p>230</text:p>
              </table:table-cell>
              <table:table-cell office:value-type="float" office:value="119">
                <text:p>119</text:p>
              </table:table-cell>
              <table:table-cell office:value-type="float" office:value="147">
                <text:p>147</text:p>
              </table:table-cell>
              <table:table-cell office:value-type="float" office:value="41">
                <text:p>41</text:p>
              </table:table-cell>
              <table:table-cell office:value-type="float" office:value="89">
                <text:p>89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  <table:table-cell office:value-type="float" office:value="86">
                <text:p>86</text:p>
              </table:table-cell>
              <table:table-cell office:value-type="float" office:value="178">
                <text:p>178</text:p>
              </table:table-cell>
              <table:table-cell office:value-type="float" office:value="164">
                <text:p>164</text:p>
              </table:table-cell>
              <table:table-cell office:value-type="float" office:value="51">
                <text:p>51</text:p>
              </table:table-cell>
              <table:table-cell office:value-type="float" office:value="111">
                <text:p>111</text:p>
              </table:table-cell>
              <table:table-cell office:value-type="float" office:value="157">
                <text:p>157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247">
                <text:p>247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189">
                <text:p>189</text:p>
              </table:table-cell>
              <table:table-cell office:value-type="float" office:value="149">
                <text:p>149</text:p>
              </table:table-cell>
              <table:table-cell office:value-type="float" office:value="200">
                <text:p>200</text:p>
              </table:table-cell>
              <table:table-cell office:value-type="float" office:value="36">
                <text:p>36</text:p>
              </table:table-cell>
              <table:table-cell office:value-type="float" office:value="130">
                <text:p>130</text:p>
              </table:table-cell>
              <table:table-cell office:value-type="float" office:value="94">
                <text:p>94</text:p>
              </table:table-cell>
              <table:table-cell office:value-type="float" office:value="164">
                <text:p>164</text:p>
              </table:table-cell>
              <table:table-cell office:value-type="float" office:value="59">
                <text:p>59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  <table:table-cell office:value-type="float" office:value="176">
                <text:p>176</text:p>
              </table:table-cell>
              <table:table-cell office:value-type="float" office:value="53">
                <text:p>53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